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cccccc"/>
      <style:text-properties fo:color="#b2b2b2"/>
    </style:style>
    <style:style style:name="ce24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0000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ff38"/>
    </style:style>
    <style:style style:name="ce11" style:family="table-cell" style:parent-style-name="Default">
      <style:table-cell-properties fo:background-color="#fff5ce"/>
    </style:style>
    <style:style style:name="ce12" style:family="table-cell" style:parent-style-name="Default">
      <style:table-cell-properties fo:background-color="#f7d1d5"/>
    </style:style>
    <style:style style:name="ce13" style:family="table-cell" style:parent-style-name="Default">
      <style:table-cell-properties fo:background-color="#dee6ef"/>
    </style:style>
    <style:style style:name="ce14" style:family="table-cell" style:parent-style-name="Default">
      <style:table-cell-properties fo:background-color="#dde8cb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Maybe first VIN</text:p>
          </table:table-cell>
          <table:table-cell office:value-type="string" calcext:value-type="string">
            <text:p>028</text:p>
          </table:table-cell>
          <table:table-cell table:style-name="ce4" office:value-type="string" calcext:value-type="string">
            <text:p>CF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0</text:p>
          </table:table-cell>
          <table:table-cell table:style-name="ce4" office:value-type="string" calcext:value-type="string">
            <text:p>7C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7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C8</text:p>
          </table:table-cell>
          <table:table-cell table:style-name="ce4" office:value-type="string" calcext:value-type="string">
            <text:p>EC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0F0</text:p>
          </table:table-cell>
          <table:table-cell table:style-name="ce4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118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 key radio code – key I have</text:p>
          </table:table-cell>
          <table:table-cell office:value-type="string" calcext:value-type="string">
            <text:p>140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68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8</text:p>
          </table:table-cell>
          <table:table-cell table:style-name="ce4" office:value-type="string" calcext:value-type="string">
            <text:p>B2</text:p>
          </table:table-cell>
          <table:table-cell table:style-name="ce15"/>
          <table:table-cell office:value-type="string" calcext:value-type="string">
            <text:p>1E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1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Maybe first VIN</text:p>
          </table:table-cell>
          <table:table-cell office:value-type="string" calcext:value-type="string">
            <text:p>029</text:p>
          </table:table-cell>
          <table:table-cell table:style-name="ce4" office:value-type="string" calcext:value-type="string">
            <text:p>FF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79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C9</text:p>
          </table:table-cell>
          <table:table-cell table:style-name="ce4" office:value-type="string" calcext:value-type="string">
            <text:p>CE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0F1</text:p>
          </table:table-cell>
          <table:table-cell table:style-name="ce4" office:value-type="string" calcext:value-type="string">
            <text:p>0F</text:p>
          </table:table-cell>
          <table:table-cell table:style-name="ce11"/>
          <table:table-cell office:value-type="string" calcext:value-type="string">
            <text:p>119</text:p>
          </table:table-cell>
          <table:table-cell table:style-name="ce4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141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69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9</text:p>
          </table:table-cell>
          <table:table-cell table:style-name="ce4" office:value-type="float" office:value="22" calcext:value-type="float">
            <text:p>22</text:p>
          </table:table-cell>
          <table:table-cell table:style-name="ce15"/>
          <table:table-cell office:value-type="string" calcext:value-type="string">
            <text:p>1E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Maybe first VIN</text:p>
          </table:table-cell>
          <table:table-cell office:value-type="string" calcext:value-type="string">
            <text:p>02A</text:p>
          </table:table-cell>
          <table:table-cell table:style-name="ce4" office:value-type="string" calcext:value-type="string">
            <text:p>1E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7A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2</text:p>
          </table:table-cell>
          <table:table-cell table:style-name="ce4" office:value-type="string" calcext:value-type="string">
            <text:p>8A</text:p>
          </table:table-cell>
          <table:table-cell/>
          <table:table-cell office:value-type="string" calcext:value-type="string">
            <text:p>0CA</text:p>
          </table:table-cell>
          <table:table-cell table:style-name="ce4" office:value-type="float" office:value="56" calcext:value-type="float">
            <text:p>56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0F2</text:p>
          </table:table-cell>
          <table:table-cell table:style-name="ce4" office:value-type="float" office:value="22" calcext:value-type="float">
            <text:p>22</text:p>
          </table:table-cell>
          <table:table-cell table:style-name="ce11"/>
          <table:table-cell office:value-type="string" calcext:value-type="string">
            <text:p>11A</text:p>
          </table:table-cell>
          <table:table-cell table:style-name="ce4" office:value-type="string" calcext:value-type="string">
            <text:p>1E</text:p>
          </table:table-cell>
          <table:table-cell table:style-name="ce12"/>
          <table:table-cell office:value-type="string" calcext:value-type="string">
            <text:p>142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6A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2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A</text:p>
          </table:table-cell>
          <table:table-cell table:style-name="ce4" office:value-type="string" calcext:value-type="string">
            <text:p>D4</text:p>
          </table:table-cell>
          <table:table-cell table:style-name="ce15"/>
          <table:table-cell office:value-type="string" calcext:value-type="string">
            <text:p>1E2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3</text:p>
          </table:table-cell>
          <table:table-cell office:value-type="float" office:value="99" calcext:value-type="float">
            <text:p>99</text:p>
          </table:table-cell>
          <table:table-cell table:style-name="ce6"/>
          <table:table-cell office:value-type="string" calcext:value-type="string">
            <text:p>02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3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7B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3</text:p>
          </table:table-cell>
          <table:table-cell table:style-name="ce4" office:value-type="string" calcext:value-type="string">
            <text:p>8A</text:p>
          </table:table-cell>
          <table:table-cell/>
          <table:table-cell office:value-type="string" calcext:value-type="string">
            <text:p>0CB</text:p>
          </table:table-cell>
          <table:table-cell table:style-name="ce4" office:value-type="string" calcext:value-type="string">
            <text:p>E9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0F3</text:p>
          </table:table-cell>
          <table:table-cell table:style-name="ce4" office:value-type="float" office:value="53" calcext:value-type="float">
            <text:p>53</text:p>
          </table:table-cell>
          <table:table-cell table:style-name="ce11"/>
          <table:table-cell office:value-type="string" calcext:value-type="string">
            <text:p>11B</text:p>
          </table:table-cell>
          <table:table-cell table:style-name="ce4" office:value-type="float" office:value="41" calcext:value-type="float">
            <text:p>41</text:p>
          </table:table-cell>
          <table:table-cell table:style-name="ce12"/>
          <table:table-cell office:value-type="string" calcext:value-type="string">
            <text:p>143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6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3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B</text:p>
          </table:table-cell>
          <table:table-cell table:style-name="ce4" office:value-type="string" calcext:value-type="string">
            <text:p>7D</text:p>
          </table:table-cell>
          <table:table-cell table:style-name="ce6"/>
          <table:table-cell office:value-type="string" calcext:value-type="string">
            <text:p>1E3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4</text:p>
          </table:table-cell>
          <table:table-cell office:value-type="float" office:value="39" calcext:value-type="float">
            <text:p>39</text:p>
          </table:table-cell>
          <table:table-cell table:style-name="ce6"/>
          <table:table-cell office:value-type="string" calcext:value-type="string">
            <text:p>02C</text:p>
          </table:table-cell>
          <table:table-cell table:style-name="ce4" office:value-type="string" calcext:value-type="string">
            <text:p>5A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4</text:p>
          </table:table-cell>
          <table:table-cell table:style-name="ce4" office:value-type="string" calcext:value-type="string">
            <text:p>4B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7C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4</text:p>
          </table:table-cell>
          <table:table-cell table:style-name="ce4" office:value-type="float" office:value="86" calcext:value-type="float">
            <text:p>86</text:p>
          </table:table-cell>
          <table:table-cell/>
          <table:table-cell office:value-type="string" calcext:value-type="string">
            <text:p>0CC</text:p>
          </table:table-cell>
          <table:table-cell table:style-name="ce4" office:value-type="string" calcext:value-type="string">
            <text:p>1D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0F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office:value-type="string" calcext:value-type="string">
            <text:p>11C</text:p>
          </table:table-cell>
          <table:table-cell table:style-name="ce4" office:value-type="string" calcext:value-type="string">
            <text:p>5F</text:p>
          </table:table-cell>
          <table:table-cell table:style-name="ce12"/>
          <table:table-cell office:value-type="string" calcext:value-type="string">
            <text:p>144</text:p>
          </table:table-cell>
          <table:table-cell table:style-name="ce4" office:value-type="string" calcext:value-type="string">
            <text:p>B7</text:p>
          </table:table-cell>
          <table:table-cell table:style-name="ce14"/>
          <table:table-cell office:value-type="string" calcext:value-type="string">
            <text:p>16C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C</text:p>
          </table:table-cell>
          <table:table-cell table:style-name="ce4" office:value-type="float" office:value="87" calcext:value-type="float">
            <text:p>87</text:p>
          </table:table-cell>
          <table:table-cell table:style-name="ce6"/>
          <table:table-cell office:value-type="string" calcext:value-type="string">
            <text:p>1E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5</text:p>
          </table:table-cell>
          <table:table-cell office:value-type="float" office:value="58" calcext:value-type="float">
            <text:p>58</text:p>
          </table:table-cell>
          <table:table-cell table:style-name="ce6"/>
          <table:table-cell office:value-type="string" calcext:value-type="string">
            <text:p>02D</text:p>
          </table:table-cell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5</text:p>
          </table:table-cell>
          <table:table-cell table:style-name="ce4" office:value-type="string" calcext:value-type="string">
            <text:p>A0</text:p>
          </table:table-cell>
          <table:table-cell table:style-name="ce24" office:value-type="string" calcext:value-type="string">
            <text:p>B - ?</text:p>
          </table:table-cell>
          <table:table-cell office:value-type="string" calcext:value-type="string">
            <text:p>07D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5</text:p>
          </table:table-cell>
          <table:table-cell table:style-name="ce4" office:value-type="float" office:value="76" calcext:value-type="float">
            <text:p>76</text:p>
          </table:table-cell>
          <table:table-cell/>
          <table:table-cell office:value-type="string" calcext:value-type="string">
            <text:p>0CD</text:p>
          </table:table-cell>
          <table:table-cell table:style-name="ce4" office:value-type="string" calcext:value-type="string">
            <text:p>B1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0F5</text:p>
          </table:table-cell>
          <table:table-cell table:style-name="ce4" office:value-type="float" office:value="17" calcext:value-type="float">
            <text:p>17</text:p>
          </table:table-cell>
          <table:table-cell table:style-name="ce11"/>
          <table:table-cell office:value-type="string" calcext:value-type="string">
            <text:p>11D</text:p>
          </table:table-cell>
          <table:table-cell table:style-name="ce4" office:value-type="string" calcext:value-type="string">
            <text:p>C6</text:p>
          </table:table-cell>
          <table:table-cell table:style-name="ce12"/>
          <table:table-cell office:value-type="string" calcext:value-type="string">
            <text:p>145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6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5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5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2E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6</text:p>
          </table:table-cell>
          <table:table-cell table:style-name="ce4" office:value-type="string" calcext:value-type="string">
            <text:p>3E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7E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6</text:p>
          </table:table-cell>
          <table:table-cell table:style-name="ce4" office:value-type="float" office:value="86" calcext:value-type="float">
            <text:p>86</text:p>
          </table:table-cell>
          <table:table-cell/>
          <table:table-cell office:value-type="string" calcext:value-type="string">
            <text:p>0CE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F6</text:p>
          </table:table-cell>
          <table:table-cell table:style-name="ce4" office:value-type="float" office:value="65" calcext:value-type="float">
            <text:p>65</text:p>
          </table:table-cell>
          <table:table-cell table:style-name="ce11"/>
          <table:table-cell office:value-type="string" calcext:value-type="string">
            <text:p>11E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string" calcext:value-type="string">
            <text:p>C key radio code</text:p>
          </table:table-cell>
          <table:table-cell office:value-type="string" calcext:value-type="string">
            <text:p>146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6E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6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E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6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7</text:p>
          </table:table-cell>
          <table:table-cell office:value-type="float" office:value="80" calcext:value-type="float">
            <text:p>80</text:p>
          </table:table-cell>
          <table:table-cell table:style-name="ce6"/>
          <table:table-cell office:value-type="string" calcext:value-type="string">
            <text:p>02F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7</text:p>
          </table:table-cell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7F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7</text:p>
          </table:table-cell>
          <table:table-cell table:style-name="ce4" office:value-type="float" office:value="85" calcext:value-type="float">
            <text:p>85</text:p>
          </table:table-cell>
          <table:table-cell/>
          <table:table-cell office:value-type="string" calcext:value-type="string">
            <text:p>0CF</text:p>
          </table:table-cell>
          <table:table-cell table:style-name="ce4" office:value-type="float" office:value="69" calcext:value-type="float">
            <text:p>69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F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A key radio code</text:p>
          </table:table-cell>
          <table:table-cell office:value-type="string" calcext:value-type="string">
            <text:p>11F</text:p>
          </table:table-cell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C key radio code</text:p>
          </table:table-cell>
          <table:table-cell office:value-type="string" calcext:value-type="string">
            <text:p>147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6F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7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F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7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E3</text:p>
          </table:table-cell>
          <table:table-cell table:style-name="ce6"/>
          <table:table-cell office:value-type="string" calcext:value-type="string">
            <text:p>030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8</text:p>
          </table:table-cell>
          <table:table-cell table:style-name="ce4" office:value-type="string" calcext:value-type="string">
            <text:p>CF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8</text:p>
          </table:table-cell>
          <table:table-cell table:style-name="ce4" office:value-type="float" office:value="82" calcext:value-type="float">
            <text:p>82</text:p>
          </table:table-cell>
          <table:table-cell/>
          <table:table-cell office:value-type="string" calcext:value-type="string">
            <text:p>0D0</text:p>
          </table:table-cell>
          <table:table-cell table:style-name="ce4" office:value-type="string" calcext:value-type="string">
            <text:p>A1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F8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 key radio code</text:p>
          </table:table-cell>
          <table:table-cell office:value-type="string" calcext:value-type="string">
            <text:p>120</text:p>
          </table:table-cell>
          <table:table-cell table:style-name="ce4" office:value-type="string" calcext:value-type="string">
            <text:p>C2</text:p>
          </table:table-cell>
          <table:table-cell table:style-name="ce13" office:value-type="string" calcext:value-type="string">
            <text:p>C key radio code</text:p>
          </table:table-cell>
          <table:table-cell office:value-type="string" calcext:value-type="string">
            <text:p>148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8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8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03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9</text:p>
          </table:table-cell>
          <table:table-cell table:style-name="ce4" office:value-type="string" calcext:value-type="string">
            <text:p>FF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9</text:p>
          </table:table-cell>
          <table:table-cell table:style-name="ce4" office:value-type="float" office:value="85" calcext:value-type="float">
            <text:p>85</text:p>
          </table:table-cell>
          <table:table-cell/>
          <table:table-cell office:value-type="string" calcext:value-type="string">
            <text:p>0D1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F9</text:p>
          </table:table-cell>
          <table:table-cell table:style-name="ce4" office:value-type="string" calcext:value-type="string">
            <text:p>4B</text:p>
          </table:table-cell>
          <table:table-cell table:style-name="ce11" office:value-type="string" calcext:value-type="string">
            <text:p>A key radio code</text:p>
          </table:table-cell>
          <table:table-cell office:value-type="string" calcext:value-type="string">
            <text:p>121</text:p>
          </table:table-cell>
          <table:table-cell table:style-name="ce4" office:value-type="string" calcext:value-type="string">
            <text:p>9A</text:p>
          </table:table-cell>
          <table:table-cell table:style-name="ce13" office:value-type="string" calcext:value-type="string">
            <text:p>C key radio code</text:p>
          </table:table-cell>
          <table:table-cell office:value-type="string" calcext:value-type="string">
            <text:p>149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9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9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A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032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A</text:p>
          </table:table-cell>
          <table:table-cell table:style-name="ce4" office:value-type="string" calcext:value-type="string">
            <text:p>1E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2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office:value-type="string" calcext:value-type="string">
            <text:p>0AA</text:p>
          </table:table-cell>
          <table:table-cell table:style-name="ce4" office:value-type="string" calcext:value-type="string">
            <text:p>8A</text:p>
          </table:table-cell>
          <table:table-cell/>
          <table:table-cell office:value-type="string" calcext:value-type="string">
            <text:p>0D2</text:p>
          </table:table-cell>
          <table:table-cell table:style-name="ce4" office:value-type="string" calcext:value-type="string">
            <text:p>DF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0FA</text:p>
          </table:table-cell>
          <table:table-cell table:style-name="ce4" office:value-type="string" calcext:value-type="string">
            <text:p>F8</text:p>
          </table:table-cell>
          <table:table-cell table:style-name="ce11" office:value-type="string" calcext:value-type="string">
            <text:p>A key radio code</text:p>
          </table:table-cell>
          <table:table-cell office:value-type="string" calcext:value-type="string">
            <text:p>122</text:p>
          </table:table-cell>
          <table:table-cell table:style-name="ce4" office:value-type="string" calcext:value-type="string">
            <text:p>E1</text:p>
          </table:table-cell>
          <table:table-cell table:style-name="ce13"/>
          <table:table-cell office:value-type="string" calcext:value-type="string">
            <text:p>14A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office:value-type="string" calcext:value-type="string">
            <text:p>172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A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2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A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B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33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3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B</text:p>
          </table:table-cell>
          <table:table-cell table:style-name="ce4" office:value-type="string" calcext:value-type="string">
            <text:p>8A</text:p>
          </table:table-cell>
          <table:table-cell/>
          <table:table-cell office:value-type="string" calcext:value-type="string">
            <text:p>0D3</text:p>
          </table:table-cell>
          <table:table-cell table:style-name="ce4" office:value-type="float" office:value="94" calcext:value-type="float">
            <text:p>94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FB</text:p>
          </table:table-cell>
          <table:table-cell table:style-name="ce4" office:value-type="string" calcext:value-type="string">
            <text:p>A4</text:p>
          </table:table-cell>
          <table:table-cell table:style-name="ce11"/>
          <table:table-cell office:value-type="string" calcext:value-type="string">
            <text:p>123</text:p>
          </table:table-cell>
          <table:table-cell table:style-name="ce4" office:value-type="string" calcext:value-type="string">
            <text:p>D9</text:p>
          </table:table-cell>
          <table:table-cell table:style-name="ce13"/>
          <table:table-cell office:value-type="string" calcext:value-type="string">
            <text:p>14B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3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3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C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034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C</text:p>
          </table:table-cell>
          <table:table-cell table:style-name="ce4" office:value-type="string" calcext:value-type="string">
            <text:p>5A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C</text:p>
          </table:table-cell>
          <table:table-cell table:style-name="ce4" office:value-type="string" calcext:value-type="string">
            <text:p>8E</text:p>
          </table:table-cell>
          <table:table-cell/>
          <table:table-cell office:value-type="string" calcext:value-type="string">
            <text:p>0D4</text:p>
          </table:table-cell>
          <table:table-cell table:style-name="ce4" office:value-type="string" calcext:value-type="string">
            <text:p>9A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FC</text:p>
          </table:table-cell>
          <table:table-cell table:style-name="ce4" office:value-type="float" office:value="99" calcext:value-type="float">
            <text:p>99</text:p>
          </table:table-cell>
          <table:table-cell table:style-name="ce11"/>
          <table:table-cell office:value-type="string" calcext:value-type="string">
            <text:p>124</text:p>
          </table:table-cell>
          <table:table-cell table:style-name="ce4" office:value-type="string" calcext:value-type="string">
            <text:p>EA</text:p>
          </table:table-cell>
          <table:table-cell table:style-name="ce13"/>
          <table:table-cell office:value-type="string" calcext:value-type="string">
            <text:p>14C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C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C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35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D</text:p>
          </table:table-cell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5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office:value-type="string" calcext:value-type="string">
            <text:p>0AD</text:p>
          </table:table-cell>
          <table:table-cell table:style-name="ce4" office:value-type="float" office:value="82" calcext:value-type="float">
            <text:p>82</text:p>
          </table:table-cell>
          <table:table-cell/>
          <table:table-cell office:value-type="string" calcext:value-type="string">
            <text:p>0D5</text:p>
          </table:table-cell>
          <table:table-cell table:style-name="ce4" office:value-type="string" calcext:value-type="string">
            <text:p>5F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FD</text:p>
          </table:table-cell>
          <table:table-cell table:style-name="ce4" office:value-type="string" calcext:value-type="string">
            <text:p>FC</text:p>
          </table:table-cell>
          <table:table-cell table:style-name="ce11"/>
          <table:table-cell office:value-type="string" calcext:value-type="string">
            <text:p>125</text:p>
          </table:table-cell>
          <table:table-cell table:style-name="ce4" office:value-type="string" calcext:value-type="string">
            <text:p>F3</text:p>
          </table:table-cell>
          <table:table-cell table:style-name="ce13"/>
          <table:table-cell office:value-type="string" calcext:value-type="string">
            <text:p>14D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5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5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00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036</text:p>
          </table:table-cell>
          <table:table-cell table:style-name="ce4" office:value-type="string" calcext:value-type="string">
            <text:p>A0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E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6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office:value-type="string" calcext:value-type="string">
            <text:p>0AE</text:p>
          </table:table-cell>
          <table:table-cell table:style-name="ce4" office:value-type="string" calcext:value-type="string">
            <text:p>8E</text:p>
          </table:table-cell>
          <table:table-cell/>
          <table:table-cell office:value-type="string" calcext:value-type="string">
            <text:p>0D6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FE</text:p>
          </table:table-cell>
          <table:table-cell table:style-name="ce4" office:value-type="float" office:value="25" calcext:value-type="float">
            <text:p>25</text:p>
          </table:table-cell>
          <table:table-cell table:style-name="ce11"/>
          <table:table-cell office:value-type="string" calcext:value-type="string">
            <text:p>126</text:p>
          </table:table-cell>
          <table:table-cell table:style-name="ce4" office:value-type="string" calcext:value-type="string">
            <text:p>B0</text:p>
          </table:table-cell>
          <table:table-cell table:style-name="ce13"/>
          <table:table-cell office:value-type="string" calcext:value-type="string">
            <text:p>14E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6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E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6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E</text:p>
          </table:table-cell>
          <table:table-cell table:style-name="ce4" office:value-type="string" calcext:value-type="string">
            <text:p>4C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0F</text:p>
          </table:table-cell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037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5F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AF</text:p>
          </table:table-cell>
          <table:table-cell table:style-name="ce4" office:value-type="string" calcext:value-type="string">
            <text:p>8D</text:p>
          </table:table-cell>
          <table:table-cell/>
          <table:table-cell office:value-type="string" calcext:value-type="string">
            <text:p>0D7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0FF</text:p>
          </table:table-cell>
          <table:table-cell table:style-name="ce4" office:value-type="float" office:value="32" calcext:value-type="float">
            <text:p>32</text:p>
          </table:table-cell>
          <table:table-cell table:style-name="ce11"/>
          <table:table-cell office:value-type="string" calcext:value-type="string">
            <text:p>127</text:p>
          </table:table-cell>
          <table:table-cell table:style-name="ce4" office:value-type="string" calcext:value-type="string">
            <text:p>1C</text:p>
          </table:table-cell>
          <table:table-cell table:style-name="ce13"/>
          <table:table-cell office:value-type="string" calcext:value-type="string">
            <text:p>14F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7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9F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7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EF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0D</text:p>
          </table:table-cell>
          <table:table-cell table:style-name="ce6"/>
          <table:table-cell office:value-type="string" calcext:value-type="string">
            <text:p>038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60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B0</text:p>
          </table:table-cell>
          <table:table-cell table:style-name="ce4" office:value-type="string" calcext:value-type="string">
            <text:p>8E</text:p>
          </table:table-cell>
          <table:table-cell/>
          <table:table-cell office:value-type="string" calcext:value-type="string">
            <text:p>0D8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B key radio code – key I have</text:p>
          </table:table-cell>
          <table:table-cell office:value-type="string" calcext:value-type="string">
            <text:p>128</text:p>
          </table:table-cell>
          <table:table-cell table:style-name="ce4" office:value-type="string" calcext:value-type="string">
            <text:p>7B</text:p>
          </table:table-cell>
          <table:table-cell table:style-name="ce13"/>
          <table:table-cell office:value-type="string" calcext:value-type="string">
            <text:p>150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office:value-type="string" calcext:value-type="string">
            <text:p>178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8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0</text:p>
          </table:table-cell>
          <table:table-cell table:style-name="ce4" office:value-type="string" calcext:value-type="string">
            <text:p>E3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float" office:value="78" calcext:value-type="float">
            <text:p>78</text:p>
          </table:table-cell>
          <table:table-cell table:style-name="ce6"/>
          <table:table-cell office:value-type="string" calcext:value-type="string">
            <text:p>039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6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9</text:p>
          </table:table-cell>
          <table:table-cell table:style-name="ce4" office:value-type="string" calcext:value-type="string">
            <text:p>CC</text:p>
          </table:table-cell>
          <table:table-cell/>
          <table:table-cell office:value-type="string" calcext:value-type="string">
            <text:p>0B1</text:p>
          </table:table-cell>
          <table:table-cell table:style-name="ce4" office:value-type="float" office:value="85" calcext:value-type="float">
            <text:p>85</text:p>
          </table:table-cell>
          <table:table-cell/>
          <table:table-cell office:value-type="string" calcext:value-type="string">
            <text:p>0D9</text:p>
          </table:table-cell>
          <table:table-cell table:style-name="ce4" office:value-type="string" calcext:value-type="string">
            <text:p>ED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 key radio code – key I have</text:p>
          </table:table-cell>
          <table:table-cell office:value-type="string" calcext:value-type="string">
            <text:p>129</text:p>
          </table:table-cell>
          <table:table-cell table:style-name="ce4" office:value-type="string" calcext:value-type="string">
            <text:p>E3</text:p>
          </table:table-cell>
          <table:table-cell table:style-name="ce13"/>
          <table:table-cell office:value-type="string" calcext:value-type="string">
            <text:p>151</text:p>
          </table:table-cell>
          <table:table-cell table:style-name="ce4" office:value-type="string" calcext:value-type="string">
            <text:p>FF</text:p>
          </table:table-cell>
          <table:table-cell table:style-name="ce14" office:value-type="string" calcext:value-type="string">
            <text:p>D key radio code</text:p>
          </table:table-cell>
          <table:table-cell office:value-type="string" calcext:value-type="string">
            <text:p>179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9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3A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A - ?</text:p>
          </table:table-cell>
          <table:table-cell office:value-type="string" calcext:value-type="string">
            <text:p>062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A</text:p>
          </table:table-cell>
          <table:table-cell table:style-name="ce4" office:value-type="string" calcext:value-type="string">
            <text:p>CC</text:p>
          </table:table-cell>
          <table:table-cell/>
          <table:table-cell office:value-type="string" calcext:value-type="string">
            <text:p>0B2</text:p>
          </table:table-cell>
          <table:table-cell table:style-name="ce4" office:value-type="string" calcext:value-type="string">
            <text:p>D1</text:p>
          </table:table-cell>
          <table:table-cell/>
          <table:table-cell office:value-type="string" calcext:value-type="string">
            <text:p>0DA</text:p>
          </table:table-cell>
          <table:table-cell table:style-name="ce4" office:value-type="float" office:value="60" calcext:value-type="float">
            <text:p>60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102</text:p>
          </table:table-cell>
          <table:table-cell table:style-name="ce4" office:value-type="string" calcext:value-type="string">
            <text:p>4F</text:p>
          </table:table-cell>
          <table:table-cell table:style-name="ce12" office:value-type="string" calcext:value-type="string">
            <text:p>B key radio code – key I have</text:p>
          </table:table-cell>
          <table:table-cell office:value-type="string" calcext:value-type="string">
            <text:p>12A</text:p>
          </table:table-cell>
          <table:table-cell table:style-name="ce4" office:value-type="string" calcext:value-type="string">
            <text:p>B8</text:p>
          </table:table-cell>
          <table:table-cell table:style-name="ce13"/>
          <table:table-cell office:value-type="string" calcext:value-type="string">
            <text:p>152</text:p>
          </table:table-cell>
          <table:table-cell table:style-name="ce4" office:value-type="string" calcext:value-type="string">
            <text:p>FF</text:p>
          </table:table-cell>
          <table:table-cell table:style-name="ce14" office:value-type="string" calcext:value-type="string">
            <text:p>D key radio code</text:p>
          </table:table-cell>
          <table:table-cell office:value-type="string" calcext:value-type="string">
            <text:p>17A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2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A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2</text:p>
          </table:table-cell>
          <table:table-cell table:style-name="ce4" office:value-type="string" calcext:value-type="string">
            <text:p>CD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19" calcext:value-type="float">
            <text:p>19</text:p>
          </table:table-cell>
          <table:table-cell table:style-name="ce6"/>
          <table:table-cell office:value-type="string" calcext:value-type="string">
            <text:p>03B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63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B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string" calcext:value-type="string">
            <text:p>0B3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office:value-type="string" calcext:value-type="string">
            <text:p>0DB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103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 key radio code – key I have</text:p>
          </table:table-cell>
          <table:table-cell office:value-type="string" calcext:value-type="string">
            <text:p>12B</text:p>
          </table:table-cell>
          <table:table-cell table:style-name="ce4" office:value-type="string" calcext:value-type="string">
            <text:p>C6</text:p>
          </table:table-cell>
          <table:table-cell table:style-name="ce13"/>
          <table:table-cell office:value-type="string" calcext:value-type="string">
            <text:p>153</text:p>
          </table:table-cell>
          <table:table-cell table:style-name="ce4" office:value-type="string" calcext:value-type="string">
            <text:p>FF</text:p>
          </table:table-cell>
          <table:table-cell table:style-name="ce14" office:value-type="string" calcext:value-type="string">
            <text:p>D key radio code</text:p>
          </table:table-cell>
          <table:table-cell office:value-type="string" calcext:value-type="string">
            <text:p>17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3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3</text:p>
          </table:table-cell>
          <table:table-cell table:style-name="ce4" office:value-type="string" calcext:value-type="string">
            <text:p>3A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03C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4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C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string" calcext:value-type="string">
            <text:p>0B4</text:p>
          </table:table-cell>
          <table:table-cell table:style-name="ce4" office:value-type="string" calcext:value-type="string">
            <text:p>8E</text:p>
          </table:table-cell>
          <table:table-cell/>
          <table:table-cell office:value-type="string" calcext:value-type="string">
            <text:p>0DC</text:p>
          </table:table-cell>
          <table:table-cell table:style-name="ce4" office:value-type="string" calcext:value-type="string">
            <text:p>EC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104</text:p>
          </table:table-cell>
          <table:table-cell table:style-name="ce4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12C</text:p>
          </table:table-cell>
          <table:table-cell table:style-name="ce4" office:value-type="float" office:value="9" calcext:value-type="float">
            <text:p>9</text:p>
          </table:table-cell>
          <table:table-cell table:style-name="ce13"/>
          <table:table-cell office:value-type="string" calcext:value-type="string">
            <text:p>154</text:p>
          </table:table-cell>
          <table:table-cell table:style-name="ce4" office:value-type="string" calcext:value-type="string">
            <text:p>FF</text:p>
          </table:table-cell>
          <table:table-cell table:style-name="ce14" office:value-type="string" calcext:value-type="string">
            <text:p>D key radio code</text:p>
          </table:table-cell>
          <table:table-cell office:value-type="string" calcext:value-type="string">
            <text:p>17C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C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4</text:p>
          </table:table-cell>
          <table:table-cell table:style-name="ce4" office:value-type="string" calcext:value-type="string">
            <text:p>D9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float" office:value="71" calcext:value-type="float">
            <text:p>71</text:p>
          </table:table-cell>
          <table:table-cell table:style-name="ce6"/>
          <table:table-cell office:value-type="string" calcext:value-type="string">
            <text:p>03D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5</text:p>
          </table:table-cell>
          <table:table-cell table:style-name="ce4" office:value-type="string" calcext:value-type="string">
            <text:p>0D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D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0B5</text:p>
          </table:table-cell>
          <table:table-cell table:style-name="ce4" office:value-type="string" calcext:value-type="string">
            <text:p>8E</text:p>
          </table:table-cell>
          <table:table-cell/>
          <table:table-cell office:value-type="string" calcext:value-type="string">
            <text:p>0DD</text:p>
          </table:table-cell>
          <table:table-cell table:style-name="ce4" office:value-type="string" calcext:value-type="string">
            <text:p>CE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105</text:p>
          </table:table-cell>
          <table:table-cell table:style-name="ce4" office:value-type="string" calcext:value-type="string">
            <text:p>1E</text:p>
          </table:table-cell>
          <table:table-cell table:style-name="ce12"/>
          <table:table-cell office:value-type="string" calcext:value-type="string">
            <text:p>12D</text:p>
          </table:table-cell>
          <table:table-cell table:style-name="ce4" office:value-type="string" calcext:value-type="string">
            <text:p>0D</text:p>
          </table:table-cell>
          <table:table-cell table:style-name="ce13"/>
          <table:table-cell office:value-type="string" calcext:value-type="string">
            <text:p>155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5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5</text:p>
          </table:table-cell>
          <table:table-cell table:style-name="ce4" office:value-type="string" calcext:value-type="string">
            <text:p>7C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2E</text:p>
          </table:table-cell>
          <table:table-cell table:style-name="ce6"/>
          <table:table-cell office:value-type="string" calcext:value-type="string">
            <text:p>03E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6</text:p>
          </table:table-cell>
          <table:table-cell table:style-name="ce4" office:value-type="string" calcext:value-type="string">
            <text:p>A0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E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B6</text:p>
          </table:table-cell>
          <table:table-cell table:style-name="ce4" office:value-type="string" calcext:value-type="string">
            <text:p>0F</text:p>
          </table:table-cell>
          <table:table-cell/>
          <table:table-cell office:value-type="string" calcext:value-type="string">
            <text:p>0DE</text:p>
          </table:table-cell>
          <table:table-cell table:style-name="ce4" office:value-type="float" office:value="56" calcext:value-type="float">
            <text:p>56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106</text:p>
          </table:table-cell>
          <table:table-cell table:style-name="ce4" office:value-type="float" office:value="41" calcext:value-type="float">
            <text:p>41</text:p>
          </table:table-cell>
          <table:table-cell table:style-name="ce12"/>
          <table:table-cell office:value-type="string" calcext:value-type="string">
            <text:p>12E</text:p>
          </table:table-cell>
          <table:table-cell table:style-name="ce4" office:value-type="float" office:value="79" calcext:value-type="float">
            <text:p>79</text:p>
          </table:table-cell>
          <table:table-cell table:style-name="ce13"/>
          <table:table-cell office:value-type="string" calcext:value-type="string">
            <text:p>156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E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6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E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6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A - ?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C0</text:p>
          </table:table-cell>
          <table:table-cell/>
          <table:table-cell office:value-type="string" calcext:value-type="string">
            <text:p>03F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7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8F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B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DF</text:p>
          </table:table-cell>
          <table:table-cell table:style-name="ce4" office:value-type="string" calcext:value-type="string">
            <text:p>E9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107</text:p>
          </table:table-cell>
          <table:table-cell table:style-name="ce4" office:value-type="string" calcext:value-type="string">
            <text:p>5F</text:p>
          </table:table-cell>
          <table:table-cell table:style-name="ce12"/>
          <table:table-cell office:value-type="string" calcext:value-type="string">
            <text:p>12F</text:p>
          </table:table-cell>
          <table:table-cell table:style-name="ce4" office:value-type="string" calcext:value-type="string">
            <text:p>FD</text:p>
          </table:table-cell>
          <table:table-cell table:style-name="ce13"/>
          <table:table-cell office:value-type="string" calcext:value-type="string">
            <text:p>157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7F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7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CF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7</text:p>
          </table:table-cell>
          <table:table-cell table:style-name="ce4" office:value-type="string" calcext:value-type="string">
            <text:p>4C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40</text:p>
          </table:table-cell>
          <table:table-cell table:style-name="ce4" office:value-type="string" calcext:value-type="string">
            <text:p>ED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68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9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B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E0</text:p>
          </table:table-cell>
          <table:table-cell table:style-name="ce4" office:value-type="string" calcext:value-type="string">
            <text:p>1D</text:p>
          </table:table-cell>
          <table:table-cell table:style-name="ce10" office:value-type="string" calcext:value-type="string">
            <text:p>4 key transponder ID – key I have</text:p>
          </table:table-cell>
          <table:table-cell office:value-type="string" calcext:value-type="string">
            <text:p>108</text:p>
          </table:table-cell>
          <table:table-cell table:style-name="ce4" office:value-type="string" calcext:value-type="string">
            <text:p>C6</text:p>
          </table:table-cell>
          <table:table-cell table:style-name="ce12"/>
          <table:table-cell office:value-type="string" calcext:value-type="string">
            <text:p>130</text:p>
          </table:table-cell>
          <table:table-cell table:style-name="ce4" office:value-type="float" office:value="49" calcext:value-type="float">
            <text:p>49</text:p>
          </table:table-cell>
          <table:table-cell table:style-name="ce13"/>
          <table:table-cell office:value-type="string" calcext:value-type="string">
            <text:p>158</text:p>
          </table:table-cell>
          <table:table-cell table:style-name="ce4" office:value-type="string" calcext:value-type="string">
            <text:p>FF</text:p>
          </table:table-cell>
          <table:table-cell table:style-name="ce14"/>
          <table:table-cell office:value-type="string" calcext:value-type="string">
            <text:p>18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8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1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9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9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B9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0E1</text:p>
          </table:table-cell>
          <table:table-cell table:style-name="ce4" office:value-type="string" calcext:value-type="string">
            <text:p>B1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131</text:p>
          </table:table-cell>
          <table:table-cell table:style-name="ce4" office:value-type="string" calcext:value-type="string">
            <text:p>2F</text:p>
          </table:table-cell>
          <table:table-cell table:style-name="ce13"/>
          <table:table-cell office:value-type="string" calcext:value-type="string">
            <text:p>159</text:p>
          </table:table-cell>
          <table:table-cell table:style-name="ce4" office:value-type="string" calcext:value-type="string">
            <text:p>B7</text:p>
          </table:table-cell>
          <table:table-cell table:style-name="ce14"/>
          <table:table-cell office:value-type="string" calcext:value-type="string">
            <text:p>18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9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9</text:p>
          </table:table-cell>
          <table:table-cell table:style-name="ce4" office:value-type="string" calcext:value-type="string">
            <text:p>E3</text:p>
          </table:table-cell>
          <table:table-cell table:style-name="ce6" office:value-type="string" calcext:value-type="string">
            <text:p>Key learning code</text:p>
          </table:table-cell>
        </table:table-row>
        <table:table-row table:style-name="ro1">
          <table:table-cell office:value-type="string" calcext:value-type="string">
            <text:p>01A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2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A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B - ?</text:p>
          </table:table-cell>
          <table:table-cell office:value-type="string" calcext:value-type="string">
            <text:p>092</text:p>
          </table:table-cell>
          <table:table-cell table:style-name="ce4" office:value-type="string" calcext:value-type="string">
            <text:p>2D</text:p>
          </table:table-cell>
          <table:table-cell/>
          <table:table-cell office:value-type="string" calcext:value-type="string">
            <text:p>0BA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E2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A key radio code</text:p>
          </table:table-cell>
          <table:table-cell office:value-type="string" calcext:value-type="string">
            <text:p>10A</text:p>
          </table:table-cell>
          <table:table-cell table:style-name="ce4" office:value-type="string" calcext:value-type="string">
            <text:p>0F</text:p>
          </table:table-cell>
          <table:table-cell table:style-name="ce12"/>
          <table:table-cell office:value-type="string" calcext:value-type="string">
            <text:p>132</text:p>
          </table:table-cell>
          <table:table-cell table:style-name="ce4" office:value-type="float" office:value="6" calcext:value-type="float">
            <text:p>6</text:p>
          </table:table-cell>
          <table:table-cell table:style-name="ce13"/>
          <table:table-cell office:value-type="string" calcext:value-type="string">
            <text:p>15A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2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A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2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A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B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3</text:p>
          </table:table-cell>
          <table:table-cell table:style-name="ce4" office:value-type="string" calcext:value-type="string">
            <text:p>0A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6B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93</text:p>
          </table:table-cell>
          <table:table-cell table:style-name="ce4" office:value-type="float" office:value="81" calcext:value-type="float">
            <text:p>81</text:p>
          </table:table-cell>
          <table:table-cell/>
          <table:table-cell office:value-type="string" calcext:value-type="string">
            <text:p>0BB</text:p>
          </table:table-cell>
          <table:table-cell table:style-name="ce4" office:value-type="float" office:value="69" calcext:value-type="float">
            <text:p>69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E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 key radio code</text:p>
          </table:table-cell>
          <table:table-cell office:value-type="string" calcext:value-type="string">
            <text:p>10B</text:p>
          </table:table-cell>
          <table:table-cell table:style-name="ce4" office:value-type="string" calcext:value-type="string">
            <text:p>AE</text:p>
          </table:table-cell>
          <table:table-cell table:style-name="ce12"/>
          <table:table-cell office:value-type="string" calcext:value-type="string">
            <text:p>133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string" calcext:value-type="string">
            <text:p>C key radio code</text:p>
          </table:table-cell>
          <table:table-cell office:value-type="string" calcext:value-type="string">
            <text:p>15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3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3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B</text:p>
          </table:table-cell>
          <table:table-cell table:style-name="ce4" office:value-type="string" calcext:value-type="string">
            <text:p>CD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C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4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6C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4</text:p>
          </table:table-cell>
          <table:table-cell table:style-name="ce4" office:value-type="string" calcext:value-type="string">
            <text:p>2A</text:p>
          </table:table-cell>
          <table:table-cell/>
          <table:table-cell office:value-type="string" calcext:value-type="string">
            <text:p>0BC</text:p>
          </table:table-cell>
          <table:table-cell table:style-name="ce4" office:value-type="string" calcext:value-type="string">
            <text:p>A1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E4</text:p>
          </table:table-cell>
          <table:table-cell table:style-name="ce4" office:value-type="string" calcext:value-type="string">
            <text:p>4B</text:p>
          </table:table-cell>
          <table:table-cell table:style-name="ce11" office:value-type="string" calcext:value-type="string">
            <text:p>A key radio code</text:p>
          </table:table-cell>
          <table:table-cell office:value-type="string" calcext:value-type="string">
            <text:p>10C</text:p>
          </table:table-cell>
          <table:table-cell table:style-name="ce4" office:value-type="float" office:value="96" calcext:value-type="float">
            <text:p>96</text:p>
          </table:table-cell>
          <table:table-cell table:style-name="ce12"/>
          <table:table-cell office:value-type="string" calcext:value-type="string">
            <text:p>134</text:p>
          </table:table-cell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C key radio code</text:p>
          </table:table-cell>
          <table:table-cell office:value-type="string" calcext:value-type="string">
            <text:p>15C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C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C</text:p>
          </table:table-cell>
          <table:table-cell table:style-name="ce4" office:value-type="string" calcext:value-type="string">
            <text:p>3A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D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5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6D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0BD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1 key transponder ID</text:p>
          </table:table-cell>
          <table:table-cell office:value-type="string" calcext:value-type="string">
            <text:p>0E5</text:p>
          </table:table-cell>
          <table:table-cell table:style-name="ce4" office:value-type="string" calcext:value-type="string">
            <text:p>F8</text:p>
          </table:table-cell>
          <table:table-cell table:style-name="ce11" office:value-type="string" calcext:value-type="string">
            <text:p>A key radio code</text:p>
          </table:table-cell>
          <table:table-cell office:value-type="string" calcext:value-type="string">
            <text:p>10D</text:p>
          </table:table-cell>
          <table:table-cell table:style-name="ce4" office:value-type="string" calcext:value-type="string">
            <text:p>E1</text:p>
          </table:table-cell>
          <table:table-cell table:style-name="ce12"/>
          <table:table-cell office:value-type="string" calcext:value-type="string">
            <text:p>135</text:p>
          </table:table-cell>
          <table:table-cell table:style-name="ce4" office:value-type="string" calcext:value-type="string">
            <text:p>C2</text:p>
          </table:table-cell>
          <table:table-cell table:style-name="ce13" office:value-type="string" calcext:value-type="string">
            <text:p>C key radio code</text:p>
          </table:table-cell>
          <table:table-cell office:value-type="string" calcext:value-type="string">
            <text:p>15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5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5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D</text:p>
          </table:table-cell>
          <table:table-cell table:style-name="ce4" office:value-type="string" calcext:value-type="string">
            <text:p>D9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E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6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6E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6</text:p>
          </table:table-cell>
          <table:table-cell table:style-name="ce4" office:value-type="string" calcext:value-type="string">
            <text:p>0A</text:p>
          </table:table-cell>
          <table:table-cell/>
          <table:table-cell office:value-type="string" calcext:value-type="string">
            <text:p>0BE</text:p>
          </table:table-cell>
          <table:table-cell table:style-name="ce4" office:value-type="string" calcext:value-type="string">
            <text:p>DF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0E6</text:p>
          </table:table-cell>
          <table:table-cell table:style-name="ce4" office:value-type="string" calcext:value-type="string">
            <text:p>A4</text:p>
          </table:table-cell>
          <table:table-cell table:style-name="ce11"/>
          <table:table-cell office:value-type="string" calcext:value-type="string">
            <text:p>10E</text:p>
          </table:table-cell>
          <table:table-cell table:style-name="ce4" office:value-type="string" calcext:value-type="string">
            <text:p>C9</text:p>
          </table:table-cell>
          <table:table-cell table:style-name="ce12"/>
          <table:table-cell office:value-type="string" calcext:value-type="string">
            <text:p>136</text:p>
          </table:table-cell>
          <table:table-cell table:style-name="ce4" office:value-type="string" calcext:value-type="string">
            <text:p>9A</text:p>
          </table:table-cell>
          <table:table-cell table:style-name="ce13" office:value-type="string" calcext:value-type="string">
            <text:p>C key radio code</text:p>
          </table:table-cell>
          <table:table-cell office:value-type="string" calcext:value-type="string">
            <text:p>15E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6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E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6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E</text:p>
          </table:table-cell>
          <table:table-cell table:style-name="ce4" office:value-type="string" calcext:value-type="string">
            <text:p>7C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1F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047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6F</text:p>
          </table:table-cell>
          <table:table-cell table:style-name="ce4" office:value-type="string" calcext:value-type="string">
            <text:p>FF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0BF</text:p>
          </table:table-cell>
          <table:table-cell table:style-name="ce4" office:value-type="float" office:value="94" calcext:value-type="float">
            <text:p>94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E7</text:p>
          </table:table-cell>
          <table:table-cell table:style-name="ce4" office:value-type="float" office:value="99" calcext:value-type="float">
            <text:p>99</text:p>
          </table:table-cell>
          <table:table-cell table:style-name="ce11"/>
          <table:table-cell office:value-type="string" calcext:value-type="string">
            <text:p>10F</text:p>
          </table:table-cell>
          <table:table-cell table:style-name="ce4" office:value-type="string" calcext:value-type="string">
            <text:p>0F</text:p>
          </table:table-cell>
          <table:table-cell table:style-name="ce12"/>
          <table:table-cell office:value-type="string" calcext:value-type="string">
            <text:p>137</text:p>
          </table:table-cell>
          <table:table-cell table:style-name="ce4" office:value-type="string" calcext:value-type="string">
            <text:p>E1</text:p>
          </table:table-cell>
          <table:table-cell table:style-name="ce13"/>
          <table:table-cell office:value-type="string" calcext:value-type="string">
            <text:p>15F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7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AF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7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FF</text:p>
          </table:table-cell>
          <table:table-cell table:style-name="ce4" office:value-type="float" office:value="99" calcext:value-type="float">
            <text:p>99</text:p>
          </table:table-cell>
          <table:table-cell table:style-name="ce16" office:value-type="string" calcext:value-type="string">
            <text:p>B - ?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7C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48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0</text:p>
          </table:table-cell>
          <table:table-cell table:style-name="ce4" office:value-type="string" calcext:value-type="string">
            <text:p>ED</text:p>
          </table:table-cell>
          <table:table-cell table:style-name="ce6" office:value-type="string" calcext:value-type="string">
            <text:p>B - ?</text:p>
          </table:table-cell>
          <table:table-cell office:value-type="string" calcext:value-type="string">
            <text:p>098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office:value-type="string" calcext:value-type="string">
            <text:p>0C0</text:p>
          </table:table-cell>
          <table:table-cell table:style-name="ce4" office:value-type="string" calcext:value-type="string">
            <text:p>9A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E8</text:p>
          </table:table-cell>
          <table:table-cell table:style-name="ce4" office:value-type="string" calcext:value-type="string">
            <text:p>FC</text:p>
          </table:table-cell>
          <table:table-cell table:style-name="ce11"/>
          <table:table-cell office:value-type="string" calcext:value-type="string">
            <text:p>110</text:p>
          </table:table-cell>
          <table:table-cell table:style-name="ce4" office:value-type="string" calcext:value-type="string">
            <text:p>3F</text:p>
          </table:table-cell>
          <table:table-cell table:style-name="ce12"/>
          <table:table-cell office:value-type="string" calcext:value-type="string">
            <text:p>138</text:p>
          </table:table-cell>
          <table:table-cell table:style-name="ce4" office:value-type="string" calcext:value-type="string">
            <text:p>D9</text:p>
          </table:table-cell>
          <table:table-cell table:style-name="ce13"/>
          <table:table-cell office:value-type="string" calcext:value-type="string">
            <text:p>16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8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8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49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1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0C1</text:p>
          </table:table-cell>
          <table:table-cell table:style-name="ce4" office:value-type="string" calcext:value-type="string">
            <text:p>5F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E9</text:p>
          </table:table-cell>
          <table:table-cell table:style-name="ce4" office:value-type="float" office:value="25" calcext:value-type="float">
            <text:p>25</text:p>
          </table:table-cell>
          <table:table-cell table:style-name="ce11"/>
          <table:table-cell office:value-type="string" calcext:value-type="string">
            <text:p>111</text:p>
          </table:table-cell>
          <table:table-cell table:style-name="ce4" office:value-type="float" office:value="98" calcext:value-type="float">
            <text:p>98</text:p>
          </table:table-cell>
          <table:table-cell table:style-name="ce12"/>
          <table:table-cell office:value-type="string" calcext:value-type="string">
            <text:p>139</text:p>
          </table:table-cell>
          <table:table-cell table:style-name="ce4" office:value-type="string" calcext:value-type="string">
            <text:p>EA</text:p>
          </table:table-cell>
          <table:table-cell table:style-name="ce13"/>
          <table:table-cell office:value-type="string" calcext:value-type="string">
            <text:p>16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9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9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022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4A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2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A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office:value-type="string" calcext:value-type="string">
            <text:p>0C2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 key transponder ID</text:p>
          </table:table-cell>
          <table:table-cell office:value-type="string" calcext:value-type="string">
            <text:p>0EA</text:p>
          </table:table-cell>
          <table:table-cell table:style-name="ce4" office:value-type="float" office:value="32" calcext:value-type="float">
            <text:p>32</text:p>
          </table:table-cell>
          <table:table-cell table:style-name="ce11"/>
          <table:table-cell office:value-type="string" calcext:value-type="string">
            <text:p>112</text:p>
          </table:table-cell>
          <table:table-cell table:style-name="ce4" office:value-type="string" calcext:value-type="string">
            <text:p>AD</text:p>
          </table:table-cell>
          <table:table-cell table:style-name="ce12"/>
          <table:table-cell office:value-type="string" calcext:value-type="string">
            <text:p>13A</text:p>
          </table:table-cell>
          <table:table-cell table:style-name="ce4" office:value-type="string" calcext:value-type="string">
            <text:p>F3</text:p>
          </table:table-cell>
          <table:table-cell table:style-name="ce13"/>
          <table:table-cell office:value-type="string" calcext:value-type="string">
            <text:p>162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A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2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A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4B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3</text:p>
          </table:table-cell>
          <table:table-cell table:style-name="ce4" office:value-type="string" calcext:value-type="string">
            <text:p>0A</text:p>
          </table:table-cell>
          <table:table-cell office:value-type="string" calcext:value-type="string">
            <text:p>B - ?</text:p>
          </table:table-cell>
          <table:table-cell office:value-type="string" calcext:value-type="string">
            <text:p>09B</text:p>
          </table:table-cell>
          <table:table-cell table:style-name="ce4" office:value-type="string" calcext:value-type="string">
            <text:p>0A</text:p>
          </table:table-cell>
          <table:table-cell/>
          <table:table-cell office:value-type="string" calcext:value-type="string">
            <text:p>0C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0EB</text:p>
          </table:table-cell>
          <table:table-cell table:style-name="ce4" office:value-type="float" office:value="9" calcext:value-type="float">
            <text:p>9</text:p>
          </table:table-cell>
          <table:table-cell table:style-name="ce11"/>
          <table:table-cell office:value-type="string" calcext:value-type="string">
            <text:p>113</text:p>
          </table:table-cell>
          <table:table-cell table:style-name="ce4" office:value-type="string" calcext:value-type="string">
            <text:p>D2</text:p>
          </table:table-cell>
          <table:table-cell table:style-name="ce12"/>
          <table:table-cell office:value-type="string" calcext:value-type="string">
            <text:p>13B</text:p>
          </table:table-cell>
          <table:table-cell table:style-name="ce4" office:value-type="string" calcext:value-type="string">
            <text:p>B0</text:p>
          </table:table-cell>
          <table:table-cell table:style-name="ce13"/>
          <table:table-cell office:value-type="string" calcext:value-type="string">
            <text:p>163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3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B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A - ?</text:p>
          </table:table-cell>
          <table:table-cell office:value-type="string" calcext:value-type="string">
            <text:p>04C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09C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office:value-type="string" calcext:value-type="string">
            <text:p>0C4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0EC</text:p>
          </table:table-cell>
          <table:table-cell table:style-name="ce4" office:value-type="float" office:value="82" calcext:value-type="float">
            <text:p>82</text:p>
          </table:table-cell>
          <table:table-cell table:style-name="ce11"/>
          <table:table-cell office:value-type="string" calcext:value-type="string">
            <text:p>114</text:p>
          </table:table-cell>
          <table:table-cell table:style-name="ce4" office:value-type="string" calcext:value-type="string">
            <text:p>9C</text:p>
          </table:table-cell>
          <table:table-cell table:style-name="ce12"/>
          <table:table-cell office:value-type="string" calcext:value-type="string">
            <text:p>13C</text:p>
          </table:table-cell>
          <table:table-cell table:style-name="ce4" office:value-type="string" calcext:value-type="string">
            <text:p>FF</text:p>
          </table:table-cell>
          <table:table-cell table:style-name="ce14" office:value-type="string" calcext:value-type="string">
            <text:p>D key radio code</text:p>
          </table:table-cell>
          <table:table-cell office:value-type="string" calcext:value-type="string">
            <text:p>16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C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4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DC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A0</text:p>
          </table:table-cell>
          <table:table-cell table:style-name="ce24" office:value-type="string" calcext:value-type="string">
            <text:p>A - ?</text:p>
          </table:table-cell>
          <table:table-cell office:value-type="string" calcext:value-type="string">
            <text:p>04D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5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09D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string" calcext:value-type="string">
            <text:p>0C5</text:p>
          </table:table-cell>
          <table:table-cell table:style-name="ce4" office:value-type="string" calcext:value-type="string">
            <text:p>ED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0ED</text:p>
          </table:table-cell>
          <table:table-cell table:style-name="ce4" office:value-type="float" office:value="61" calcext:value-type="float">
            <text:p>61</text:p>
          </table:table-cell>
          <table:table-cell table:style-name="ce11"/>
          <table:table-cell office:value-type="string" calcext:value-type="string">
            <text:p>115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B key radio code – key I have</text:p>
          </table:table-cell>
          <table:table-cell office:value-type="string" calcext:value-type="string">
            <text:p>13D</text:p>
          </table:table-cell>
          <table:table-cell table:style-name="ce4" office:value-type="string" calcext:value-type="string">
            <text:p>FF</text:p>
          </table:table-cell>
          <table:table-cell table:style-name="ce14" office:value-type="string" calcext:value-type="string">
            <text:p>D key radio code</text:p>
          </table:table-cell>
          <table:table-cell office:value-type="string" calcext:value-type="string">
            <text:p>165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5</text:p>
          </table:table-cell>
          <table:table-cell table:style-name="ce4" office:value-type="string" calcext:value-type="string">
            <text:p>B2</text:p>
          </table:table-cell>
          <table:table-cell table:style-name="ce15"/>
          <table:table-cell office:value-type="string" calcext:value-type="string">
            <text:p>1DD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3E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4E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6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09E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office:value-type="string" calcext:value-type="string">
            <text:p>0C6</text:p>
          </table:table-cell>
          <table:table-cell table:style-name="ce4" office:value-type="float" office:value="60" calcext:value-type="float">
            <text:p>60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0EE</text:p>
          </table:table-cell>
          <table:table-cell table:style-name="ce4" office:value-type="float" office:value="57" calcext:value-type="float">
            <text:p>57</text:p>
          </table:table-cell>
          <table:table-cell table:style-name="ce11"/>
          <table:table-cell office:value-type="string" calcext:value-type="string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 key radio code – key I have</text:p>
          </table:table-cell>
          <table:table-cell office:value-type="string" calcext:value-type="string">
            <text:p>13E</text:p>
          </table:table-cell>
          <table:table-cell table:style-name="ce4" office:value-type="string" calcext:value-type="string">
            <text:p>FF</text:p>
          </table:table-cell>
          <table:table-cell table:style-name="ce14" office:value-type="string" calcext:value-type="string">
            <text:p>D key radio code</text:p>
          </table:table-cell>
          <table:table-cell office:value-type="string" calcext:value-type="string">
            <text:p>166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E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6</text:p>
          </table:table-cell>
          <table:table-cell table:style-name="ce4" office:value-type="float" office:value="22" calcext:value-type="float">
            <text:p>22</text:p>
          </table:table-cell>
          <table:table-cell table:style-name="ce15"/>
          <table:table-cell office:value-type="string" calcext:value-type="string">
            <text:p>1DE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1</text:p>
          </table:table-cell>
          <table:table-cell table:style-name="ce6" office:value-type="string" calcext:value-type="string">
            <text:p>A - ?</text:p>
          </table:table-cell>
          <table:table-cell office:value-type="string" calcext:value-type="string">
            <text:p>04F</text:p>
          </table:table-cell>
          <table:table-cell table:style-name="ce4" office:value-type="float" office:value="0" calcext:value-type="float">
            <text:p>0</text:p>
          </table:table-cell>
          <table:table-cell table:style-name="ce9"/>
          <table:table-cell office:value-type="string" calcext:value-type="string">
            <text:p>077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09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0C7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3 key transponder ID</text:p>
          </table:table-cell>
          <table:table-cell office:value-type="string" calcext:value-type="string">
            <text:p>0EF</text:p>
          </table:table-cell>
          <table:table-cell table:style-name="ce4" office:value-type="string" calcext:value-type="string">
            <text:p>BE</text:p>
          </table:table-cell>
          <table:table-cell table:style-name="ce11"/>
          <table:table-cell office:value-type="string" calcext:value-type="string">
            <text:p>117</text:p>
          </table:table-cell>
          <table:table-cell table:style-name="ce4" office:value-type="string" calcext:value-type="string">
            <text:p>4F</text:p>
          </table:table-cell>
          <table:table-cell table:style-name="ce12" office:value-type="string" calcext:value-type="string">
            <text:p>B key radio code – key I have</text:p>
          </table:table-cell>
          <table:table-cell office:value-type="string" calcext:value-type="string">
            <text:p>13F</text:p>
          </table:table-cell>
          <table:table-cell table:style-name="ce4" office:value-type="string" calcext:value-type="string">
            <text:p>FF</text:p>
          </table:table-cell>
          <table:table-cell table:style-name="ce14" office:value-type="string" calcext:value-type="string">
            <text:p>D key radio code</text:p>
          </table:table-cell>
          <table:table-cell office:value-type="string" calcext:value-type="string">
            <text:p>167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8F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1B7</text:p>
          </table:table-cell>
          <table:table-cell table:style-name="ce4" office:value-type="string" calcext:value-type="string">
            <text:p>D4</text:p>
          </table:table-cell>
          <table:table-cell table:style-name="ce15"/>
          <table:table-cell office:value-type="string" calcext:value-type="string">
            <text:p>1DF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 table:number-rows-repeated="160">
          <table:table-cell/>
          <table:table-cell table:style-name="Default"/>
          <table:table-cell table:number-columns-repeated="37"/>
        </table:table-row>
        <table:table-row table:style-name="ro1" table:number-rows-repeated="104837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3"/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table:formula="of:=DEC2HEX([.A2];3)" office:value-type="string" office:string-value="000" calcext:value-type="string">
            <text:p>00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;3)" office:value-type="string" office:string-value="001" calcext:value-type="string">
            <text:p>00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;3)" office:value-type="string" office:string-value="002" calcext:value-type="string">
            <text:p>00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;3)" office:value-type="string" office:string-value="003" calcext:value-type="string">
            <text:p>00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;3)" office:value-type="string" office:string-value="004" calcext:value-type="string">
            <text:p>00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;3)" office:value-type="string" office:string-value="005" calcext:value-type="string">
            <text:p>00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;3)" office:value-type="string" office:string-value="006" calcext:value-type="string">
            <text:p>00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;3)" office:value-type="string" office:string-value="007" calcext:value-type="string">
            <text:p>00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;3)" office:value-type="string" office:string-value="008" calcext:value-type="string">
            <text:p>008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;3)" office:value-type="string" office:string-value="009" calcext:value-type="string">
            <text:p>00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;3)" office:value-type="string" office:string-value="00A" calcext:value-type="string">
            <text:p>00A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;3)" office:value-type="string" office:string-value="00B" calcext:value-type="string">
            <text:p>00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;3)" office:value-type="string" office:string-value="00C" calcext:value-type="string">
            <text:p>00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;3)" office:value-type="string" office:string-value="00D" calcext:value-type="string">
            <text:p>00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;3)" office:value-type="string" office:string-value="00E" calcext:value-type="string">
            <text:p>00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;3)" office:value-type="string" office:string-value="00F" calcext:value-type="string">
            <text:p>00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;3)" office:value-type="string" office:string-value="010" calcext:value-type="string">
            <text:p>010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;3)" office:value-type="string" office:string-value="011" calcext:value-type="string">
            <text:p>01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;3)" office:value-type="string" office:string-value="012" calcext:value-type="string">
            <text:p>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;3)" office:value-type="string" office:string-value="013" calcext:value-type="string">
            <text:p>01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;3)" office:value-type="string" office:string-value="014" calcext:value-type="string">
            <text:p>01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;3)" office:value-type="string" office:string-value="015" calcext:value-type="string">
            <text:p>01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;3)" office:value-type="string" office:string-value="016" calcext:value-type="string">
            <text:p>016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;3)" office:value-type="string" office:string-value="017" calcext:value-type="string">
            <text:p>017</text:p>
          </table:table-cell>
          <table:table-cell office:value-type="string" calcext:value-type="string">
            <text:p>C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;3)" office:value-type="string" office:string-value="018" calcext:value-type="string">
            <text:p>0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;3)" office:value-type="string" office:string-value="019" calcext:value-type="string">
            <text:p>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;3)" office:value-type="string" office:string-value="01A" calcext:value-type="string">
            <text:p>0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;3)" office:value-type="string" office:string-value="01B" calcext:value-type="string">
            <text:p>01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;3)" office:value-type="string" office:string-value="01C" calcext:value-type="string">
            <text:p>01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;3)" office:value-type="string" office:string-value="01D" calcext:value-type="string">
            <text:p>01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;3)" office:value-type="string" office:string-value="01E" calcext:value-type="string">
            <text:p>01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;3)" office:value-type="string" office:string-value="01F" calcext:value-type="string">
            <text:p>01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;3)" office:value-type="string" office:string-value="020" calcext:value-type="string">
            <text:p>020</text:p>
          </table:table-cell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;3)" office:value-type="string" office:string-value="021" calcext:value-type="string">
            <text:p>0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;3)" office:value-type="string" office:string-value="022" calcext:value-type="string">
            <text:p>02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;3)" office:value-type="string" office:string-value="023" calcext:value-type="string">
            <text:p>0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;3)" office:value-type="string" office:string-value="024" calcext:value-type="string">
            <text:p>024</text:p>
          </table:table-cell>
          <table:table-cell office:value-type="string" calcext:value-type="string">
            <text:p>4B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;3)" office:value-type="string" office:string-value="025" calcext:value-type="string">
            <text:p>02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;3)" office:value-type="string" office:string-value="026" calcext:value-type="string">
            <text:p>026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;3)" office:value-type="string" office:string-value="027" calcext:value-type="string">
            <text:p>02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;3)" office:value-type="string" office:string-value="028" calcext:value-type="string">
            <text:p>028</text:p>
          </table:table-cell>
          <table:table-cell office:value-type="string" calcext:value-type="string">
            <text:p>C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;3)" office:value-type="string" office:string-value="029" calcext:value-type="string">
            <text:p>029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;3)" office:value-type="string" office:string-value="02A" calcext:value-type="string">
            <text:p>02A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;3)" office:value-type="string" office:string-value="02B" calcext:value-type="string">
            <text:p>02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;3)" office:value-type="string" office:string-value="02C" calcext:value-type="string">
            <text:p>02C</text:p>
          </table:table-cell>
          <table:table-cell office:value-type="string" calcext:value-type="string">
            <text:p>5A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;3)" office:value-type="string" office:string-value="02D" calcext:value-type="string">
            <text:p>02D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;3)" office:value-type="string" office:string-value="02E" calcext:value-type="string">
            <text:p>02E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;3)" office:value-type="string" office:string-value="02F" calcext:value-type="string">
            <text:p>02F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;3)" office:value-type="string" office:string-value="030" calcext:value-type="string">
            <text:p>030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;3)" office:value-type="string" office:string-value="031" calcext:value-type="string">
            <text:p>0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;3)" office:value-type="string" office:string-value="032" calcext:value-type="string">
            <text:p>032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;3)" office:value-type="string" office:string-value="033" calcext:value-type="string">
            <text:p>03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;3)" office:value-type="string" office:string-value="034" calcext:value-type="string">
            <text:p>0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;3)" office:value-type="string" office:string-value="035" calcext:value-type="string">
            <text:p>035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;3)" office:value-type="string" office:string-value="036" calcext:value-type="string">
            <text:p>036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;3)" office:value-type="string" office:string-value="037" calcext:value-type="string">
            <text:p>0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;3)" office:value-type="string" office:string-value="038" calcext:value-type="string">
            <text:p>03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;3)" office:value-type="string" office:string-value="039" calcext:value-type="string">
            <text:p>0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;3)" office:value-type="string" office:string-value="03A" calcext:value-type="string">
            <text:p>03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;3)" office:value-type="string" office:string-value="03B" calcext:value-type="string">
            <text:p>03B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;3)" office:value-type="string" office:string-value="03C" calcext:value-type="string">
            <text:p>03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;3)" office:value-type="string" office:string-value="03D" calcext:value-type="string">
            <text:p>03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;3)" office:value-type="string" office:string-value="03E" calcext:value-type="string">
            <text:p>03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;3)" office:value-type="string" office:string-value="03F" calcext:value-type="string">
            <text:p>03F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;3)" office:value-type="string" office:string-value="040" calcext:value-type="string">
            <text:p>040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;3)" office:value-type="string" office:string-value="041" calcext:value-type="string">
            <text:p>0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;3)" office:value-type="string" office:string-value="042" calcext:value-type="string">
            <text:p>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;3)" office:value-type="string" office:string-value="043" calcext:value-type="string">
            <text:p>043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;3)" office:value-type="string" office:string-value="044" calcext:value-type="string">
            <text:p>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1];3)" office:value-type="string" office:string-value="045" calcext:value-type="string">
            <text:p>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;3)" office:value-type="string" office:string-value="046" calcext:value-type="string">
            <text:p>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;3)" office:value-type="string" office:string-value="047" calcext:value-type="string">
            <text:p>0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;3)" office:value-type="string" office:string-value="048" calcext:value-type="string">
            <text:p>0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;3)" office:value-type="string" office:string-value="049" calcext:value-type="string">
            <text:p>0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;3)" office:value-type="string" office:string-value="04A" calcext:value-type="string">
            <text:p>0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;3)" office:value-type="string" office:string-value="04B" calcext:value-type="string">
            <text:p>04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;3)" office:value-type="string" office:string-value="04C" calcext:value-type="string">
            <text:p>04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;3)" office:value-type="string" office:string-value="04D" calcext:value-type="string">
            <text:p>04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;3)" office:value-type="string" office:string-value="04E" calcext:value-type="string">
            <text:p>04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;3)" office:value-type="string" office:string-value="04F" calcext:value-type="string">
            <text:p>04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;3)" office:value-type="string" office:string-value="050" calcext:value-type="string">
            <text:p>050</text:p>
          </table:table-cell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;3)" office:value-type="string" office:string-value="051" calcext:value-type="string">
            <text:p>0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;3)" office:value-type="string" office:string-value="052" calcext:value-type="string">
            <text:p>05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;3)" office:value-type="string" office:string-value="053" calcext:value-type="string">
            <text:p>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;3)" office:value-type="string" office:string-value="054" calcext:value-type="string">
            <text:p>054</text:p>
          </table:table-cell>
          <table:table-cell office:value-type="string" calcext:value-type="string">
            <text:p>4B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;3)" office:value-type="string" office:string-value="055" calcext:value-type="string">
            <text:p>05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;3)" office:value-type="string" office:string-value="056" calcext:value-type="string">
            <text:p>056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;3)" office:value-type="string" office:string-value="057" calcext:value-type="string">
            <text:p>05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cod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;3)" office:value-type="string" office:string-value="058" calcext:value-type="string">
            <text:p>058</text:p>
          </table:table-cell>
          <table:table-cell office:value-type="string" calcext:value-type="string">
            <text:p>CF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;3)" office:value-type="string" office:string-value="059" calcext:value-type="string">
            <text:p>059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;3)" office:value-type="string" office:string-value="05A" calcext:value-type="string">
            <text:p>05A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;3)" office:value-type="string" office:string-value="05B" calcext:value-type="string">
            <text:p>05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;3)" office:value-type="string" office:string-value="05C" calcext:value-type="string">
            <text:p>05C</text:p>
          </table:table-cell>
          <table:table-cell office:value-type="string" calcext:value-type="string">
            <text:p>5A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;3)" office:value-type="string" office:string-value="05D" calcext:value-type="string">
            <text:p>05D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;3)" office:value-type="string" office:string-value="05E" calcext:value-type="string">
            <text:p>05E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;3)" office:value-type="string" office:string-value="05F" calcext:value-type="string">
            <text:p>05F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;3)" office:value-type="string" office:string-value="060" calcext:value-type="string">
            <text:p>060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;3)" office:value-type="string" office:string-value="061" calcext:value-type="string">
            <text:p>06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;3)" office:value-type="string" office:string-value="062" calcext:value-type="string">
            <text:p>062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;3)" office:value-type="string" office:string-value="063" calcext:value-type="string">
            <text:p>06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;3)" office:value-type="string" office:string-value="064" calcext:value-type="string">
            <text:p>0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;3)" office:value-type="string" office:string-value="065" calcext:value-type="string">
            <text:p>065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;3)" office:value-type="string" office:string-value="066" calcext:value-type="string">
            <text:p>066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;3)" office:value-type="string" office:string-value="067" calcext:value-type="string">
            <text:p>0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;3)" office:value-type="string" office:string-value="068" calcext:value-type="string">
            <text:p>06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;3)" office:value-type="string" office:string-value="069" calcext:value-type="string">
            <text:p>06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;3)" office:value-type="string" office:string-value="06A" calcext:value-type="string">
            <text:p>06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;3)" office:value-type="string" office:string-value="06B" calcext:value-type="string">
            <text:p>06B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;3)" office:value-type="string" office:string-value="06C" calcext:value-type="string">
            <text:p>06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;3)" office:value-type="string" office:string-value="06D" calcext:value-type="string">
            <text:p>06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;3)" office:value-type="string" office:string-value="06E" calcext:value-type="string">
            <text:p>06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;3)" office:value-type="string" office:string-value="06F" calcext:value-type="string">
            <text:p>06F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;3)" office:value-type="string" office:string-value="070" calcext:value-type="string">
            <text:p>070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;3)" office:value-type="string" office:string-value="071" calcext:value-type="string">
            <text:p>07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;3)" office:value-type="string" office:string-value="072" calcext:value-type="string">
            <text:p>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;3)" office:value-type="string" office:string-value="073" calcext:value-type="string">
            <text:p>073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;3)" office:value-type="string" office:string-value="074" calcext:value-type="string">
            <text:p>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;3)" office:value-type="string" office:string-value="075" calcext:value-type="string">
            <text:p>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;3)" office:value-type="string" office:string-value="076" calcext:value-type="string">
            <text:p>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;3)" office:value-type="string" office:string-value="077" calcext:value-type="string">
            <text:p>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;3)" office:value-type="string" office:string-value="078" calcext:value-type="string">
            <text:p>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;3)" office:value-type="string" office:string-value="079" calcext:value-type="string">
            <text:p>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;3)" office:value-type="string" office:string-value="07A" calcext:value-type="string">
            <text:p>0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;3)" office:value-type="string" office:string-value="07B" calcext:value-type="string">
            <text:p>07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;3)" office:value-type="string" office:string-value="07C" calcext:value-type="string">
            <text:p>07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;3)" office:value-type="string" office:string-value="07D" calcext:value-type="string">
            <text:p>07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;3)" office:value-type="string" office:string-value="07E" calcext:value-type="string">
            <text:p>07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;3)" office:value-type="string" office:string-value="07F" calcext:value-type="string">
            <text:p>07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;3)" office:value-type="string" office:string-value="080" calcext:value-type="string">
            <text:p>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;3)" office:value-type="string" office:string-value="081" calcext:value-type="string">
            <text:p>0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;3)" office:value-type="string" office:string-value="082" calcext:value-type="string">
            <text:p>08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;3)" office:value-type="string" office:string-value="083" calcext:value-type="string">
            <text:p>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;3)" office:value-type="string" office:string-value="084" calcext:value-type="string">
            <text:p>0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;3)" office:value-type="string" office:string-value="085" calcext:value-type="string">
            <text:p>08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;3)" office:value-type="string" office:string-value="086" calcext:value-type="string">
            <text:p>08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;3)" office:value-type="string" office:string-value="087" calcext:value-type="string">
            <text:p>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;3)" office:value-type="string" office:string-value="088" calcext:value-type="string">
            <text:p>0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;3)" office:value-type="string" office:string-value="089" calcext:value-type="string">
            <text:p>089</text:p>
          </table:table-cell>
          <table:table-cell office:value-type="string" calcext:value-type="string">
            <text:p>CC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;3)" office:value-type="string" office:string-value="08A" calcext:value-type="string">
            <text:p>08A</text:p>
          </table:table-cell>
          <table:table-cell office:value-type="string" calcext:value-type="string">
            <text:p>CC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;3)" office:value-type="string" office:string-value="08B" calcext:value-type="string">
            <text:p>08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;3)" office:value-type="string" office:string-value="08C" calcext:value-type="string">
            <text:p>08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;3)" office:value-type="string" office:string-value="08D" calcext:value-type="string">
            <text:p>08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;3)" office:value-type="string" office:string-value="08E" calcext:value-type="string">
            <text:p>08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;3)" office:value-type="string" office:string-value="08F" calcext:value-type="string">
            <text:p>08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;3)" office:value-type="string" office:string-value="090" calcext:value-type="string">
            <text:p>0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;3)" office:value-type="string" office:string-value="091" calcext:value-type="string">
            <text:p>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;3)" office:value-type="string" office:string-value="092" calcext:value-type="string">
            <text:p>092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;3)" office:value-type="string" office:string-value="093" calcext:value-type="string">
            <text:p>09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;3)" office:value-type="string" office:string-value="094" calcext:value-type="string">
            <text:p>094</text:p>
          </table:table-cell>
          <table:table-cell office:value-type="string" calcext:value-type="string">
            <text:p>2A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;3)" office:value-type="string" office:string-value="095" calcext:value-type="string">
            <text:p>0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;3)" office:value-type="string" office:string-value="096" calcext:value-type="string">
            <text:p>096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;3)" office:value-type="string" office:string-value="097" calcext:value-type="string">
            <text:p>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;3)" office:value-type="string" office:string-value="098" calcext:value-type="string">
            <text:p>09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;3)" office:value-type="string" office:string-value="099" calcext:value-type="string">
            <text:p>0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;3)" office:value-type="string" office:string-value="09A" calcext:value-type="string">
            <text:p>09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;3)" office:value-type="string" office:string-value="09B" calcext:value-type="string">
            <text:p>09B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;3)" office:value-type="string" office:string-value="09C" calcext:value-type="string">
            <text:p>09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;3)" office:value-type="string" office:string-value="09D" calcext:value-type="string">
            <text:p>09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;3)" office:value-type="string" office:string-value="09E" calcext:value-type="string">
            <text:p>09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;3)" office:value-type="string" office:string-value="09F" calcext:value-type="string">
            <text:p>09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;3)" office:value-type="string" office:string-value="0A0" calcext:value-type="string">
            <text:p>0A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;3)" office:value-type="string" office:string-value="0A1" calcext:value-type="string">
            <text:p>0A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;3)" office:value-type="string" office:string-value="0A2" calcext:value-type="string">
            <text:p>0A2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;3)" office:value-type="string" office:string-value="0A3" calcext:value-type="string">
            <text:p>0A3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;3)" office:value-type="string" office:string-value="0A4" calcext:value-type="string">
            <text:p>0A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;3)" office:value-type="string" office:string-value="0A5" calcext:value-type="string">
            <text:p>0A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;3)" office:value-type="string" office:string-value="0A6" calcext:value-type="string">
            <text:p>0A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;3)" office:value-type="string" office:string-value="0A7" calcext:value-type="string">
            <text:p>0A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;3)" office:value-type="string" office:string-value="0A8" calcext:value-type="string">
            <text:p>0A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;3)" office:value-type="string" office:string-value="0A9" calcext:value-type="string">
            <text:p>0A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;3)" office:value-type="string" office:string-value="0AA" calcext:value-type="string">
            <text:p>0AA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;3)" office:value-type="string" office:string-value="0AB" calcext:value-type="string">
            <text:p>0AB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;3)" office:value-type="string" office:string-value="0AC" calcext:value-type="string">
            <text:p>0AC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;3)" office:value-type="string" office:string-value="0AD" calcext:value-type="string">
            <text:p>0AD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;3)" office:value-type="string" office:string-value="0AE" calcext:value-type="string">
            <text:p>0AE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;3)" office:value-type="string" office:string-value="0AF" calcext:value-type="string">
            <text:p>0AF</text:p>
          </table:table-cell>
          <table:table-cell office:value-type="string" calcext:value-type="string">
            <text:p>8D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;3)" office:value-type="string" office:string-value="0B0" calcext:value-type="string">
            <text:p>0B0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;3)" office:value-type="string" office:string-value="0B1" calcext:value-type="string">
            <text:p>0B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;3)" office:value-type="string" office:string-value="0B2" calcext:value-type="string">
            <text:p>0B2</text:p>
          </table:table-cell>
          <table:table-cell office:value-type="string" calcext:value-type="string">
            <text:p>D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;3)" office:value-type="string" office:string-value="0B3" calcext:value-type="string">
            <text:p>0B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;3)" office:value-type="string" office:string-value="0B4" calcext:value-type="string">
            <text:p>0B4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;3)" office:value-type="string" office:string-value="0B5" calcext:value-type="string">
            <text:p>0B5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;3)" office:value-type="string" office:string-value="0B6" calcext:value-type="string">
            <text:p>0B6</text:p>
          </table:table-cell>
          <table:table-cell office:value-type="string" calcext:value-type="string">
            <text:p>0F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;3)" office:value-type="string" office:string-value="0B7" calcext:value-type="string">
            <text:p>0B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;3)" office:value-type="string" office:string-value="0B8" calcext:value-type="string">
            <text:p>0B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;3)" office:value-type="string" office:string-value="0B9" calcext:value-type="string">
            <text:p>0B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;3)" office:value-type="string" office:string-value="0BA" calcext:value-type="string">
            <text:p>0B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;3)" office:value-type="string" office:string-value="0BB" calcext:value-type="string">
            <text:p>0BB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;3)" office:value-type="string" office:string-value="0BC" calcext:value-type="string">
            <text:p>0BC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;3)" office:value-type="string" office:string-value="0BD" calcext:value-type="string">
            <text:p>0B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;3)" office:value-type="string" office:string-value="0BE" calcext:value-type="string">
            <text:p>0BE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;3)" office:value-type="string" office:string-value="0BF" calcext:value-type="string">
            <text:p>0BF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4];3)" office:value-type="string" office:string-value="0C0" calcext:value-type="string">
            <text:p>0C0</text:p>
          </table:table-cell>
          <table:table-cell office:value-type="string" calcext:value-type="string">
            <text:p>9A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5];3)" office:value-type="string" office:string-value="0C1" calcext:value-type="string">
            <text:p>0C1</text:p>
          </table:table-cell>
          <table:table-cell office:value-type="string" calcext:value-type="string">
            <text:p>5F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6];3)" office:value-type="string" office:string-value="0C2" calcext:value-type="string">
            <text:p>0C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7];3)" office:value-type="string" office:string-value="0C3" calcext:value-type="string">
            <text:p>0C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8];3)" office:value-type="string" office:string-value="0C4" calcext:value-type="string">
            <text:p>0C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9];3)" office:value-type="string" office:string-value="0C5" calcext:value-type="string">
            <text:p>0C5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200];3)" office:value-type="string" office:string-value="0C6" calcext:value-type="string">
            <text:p>0C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1];3)" office:value-type="string" office:string-value="0C7" calcext:value-type="string">
            <text:p>0C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2];3)" office:value-type="string" office:string-value="0C8" calcext:value-type="string">
            <text:p>0C8</text:p>
          </table:table-cell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3];3)" office:value-type="string" office:string-value="0C9" calcext:value-type="string">
            <text:p>0C9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4];3)" office:value-type="string" office:string-value="0CA" calcext:value-type="string">
            <text:p>0CA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5];3)" office:value-type="string" office:string-value="0CB" calcext:value-type="string">
            <text:p>0CB</text:p>
          </table:table-cell>
          <table:table-cell office:value-type="string" calcext:value-type="string">
            <text:p>E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6];3)" office:value-type="string" office:string-value="0CC" calcext:value-type="string">
            <text:p>0CC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7];3)" office:value-type="string" office:string-value="0CD" calcext:value-type="string">
            <text:p>0CD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8];3)" office:value-type="string" office:string-value="0CE" calcext:value-type="string">
            <text:p>0C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9];3)" office:value-type="string" office:string-value="0CF" calcext:value-type="string">
            <text:p>0CF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10];3)" office:value-type="string" office:string-value="0D0" calcext:value-type="string">
            <text:p>0D0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1];3)" office:value-type="string" office:string-value="0D1" calcext:value-type="string">
            <text:p>0D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2];3)" office:value-type="string" office:string-value="0D2" calcext:value-type="string">
            <text:p>0D2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3];3)" office:value-type="string" office:string-value="0D3" calcext:value-type="string">
            <text:p>0D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4];3)" office:value-type="string" office:string-value="0D4" calcext:value-type="string">
            <text:p>0D4</text:p>
          </table:table-cell>
          <table:table-cell office:value-type="string" calcext:value-type="string">
            <text:p>9A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5];3)" office:value-type="string" office:string-value="0D5" calcext:value-type="string">
            <text:p>0D5</text:p>
          </table:table-cell>
          <table:table-cell office:value-type="string" calcext:value-type="string">
            <text:p>5F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6];3)" office:value-type="string" office:string-value="0D6" calcext:value-type="string">
            <text:p>0D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7];3)" office:value-type="string" office:string-value="0D7" calcext:value-type="string">
            <text:p>0D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8];3)" office:value-type="string" office:string-value="0D8" calcext:value-type="string">
            <text:p>0D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9];3)" office:value-type="string" office:string-value="0D9" calcext:value-type="string">
            <text:p>0D9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20];3)" office:value-type="string" office:string-value="0DA" calcext:value-type="string">
            <text:p>0DA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1];3)" office:value-type="string" office:string-value="0DB" calcext:value-type="string">
            <text:p>0D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2];3)" office:value-type="string" office:string-value="0DC" calcext:value-type="string">
            <text:p>0DC</text:p>
          </table:table-cell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3];3)" office:value-type="string" office:string-value="0DD" calcext:value-type="string">
            <text:p>0DD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4];3)" office:value-type="string" office:string-value="0DE" calcext:value-type="string">
            <text:p>0D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5];3)" office:value-type="string" office:string-value="0DF" calcext:value-type="string">
            <text:p>0DF</text:p>
          </table:table-cell>
          <table:table-cell office:value-type="string" calcext:value-type="string">
            <text:p>E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6];3)" office:value-type="string" office:string-value="0E0" calcext:value-type="string">
            <text:p>0E0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7];3)" office:value-type="string" office:string-value="0E1" calcext:value-type="string">
            <text:p>0E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8];3)" office:value-type="string" office:string-value="0E2" calcext:value-type="string">
            <text:p>0E2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K key radio cod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9];3)" office:value-type="string" office:string-value="0E3" calcext:value-type="string">
            <text:p>0E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K key radio cod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30];3)" office:value-type="string" office:string-value="0E4" calcext:value-type="string">
            <text:p>0E4</text:p>
          </table:table-cell>
          <table:table-cell office:value-type="string" calcext:value-type="string">
            <text:p>4B</text:p>
          </table:table-cell>
          <table:table-cell table:style-name="ce11" office:value-type="string" calcext:value-type="string">
            <text:p>K key radio cod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1];3)" office:value-type="string" office:string-value="0E5" calcext:value-type="string">
            <text:p>0E5</text:p>
          </table:table-cell>
          <table:table-cell office:value-type="string" calcext:value-type="string">
            <text:p>F8</text:p>
          </table:table-cell>
          <table:table-cell table:style-name="ce11" office:value-type="string" calcext:value-type="string">
            <text:p>K key radio cod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2];3)" office:value-type="string" office:string-value="0E6" calcext:value-type="string">
            <text:p>0E6</text:p>
          </table:table-cell>
          <table:table-cell office:value-type="string" calcext:value-type="string">
            <text:p>A4</text:p>
          </table:table-cell>
          <table:table-cell table:style-name="ce11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3];3)" office:value-type="string" office:string-value="0E7" calcext:value-type="string">
            <text:p>0E7</text:p>
          </table:table-cell>
          <table:table-cell office:value-type="float" office:value="99" calcext:value-type="float">
            <text:p>99</text:p>
          </table:table-cell>
          <table:table-cell table:style-name="ce11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4];3)" office:value-type="string" office:string-value="0E8" calcext:value-type="string">
            <text:p>0E8</text:p>
          </table:table-cell>
          <table:table-cell office:value-type="string" calcext:value-type="string">
            <text:p>FC</text:p>
          </table:table-cell>
          <table:table-cell table:style-name="ce11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5];3)" office:value-type="string" office:string-value="0E9" calcext:value-type="string">
            <text:p>0E9</text:p>
          </table:table-cell>
          <table:table-cell office:value-type="float" office:value="25" calcext:value-type="float">
            <text:p>25</text:p>
          </table:table-cell>
          <table:table-cell table:style-name="ce11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6];3)" office:value-type="string" office:string-value="0EA" calcext:value-type="string">
            <text:p>0EA</text:p>
          </table:table-cell>
          <table:table-cell office:value-type="float" office:value="32" calcext:value-type="float">
            <text:p>32</text:p>
          </table:table-cell>
          <table:table-cell table:style-name="ce11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7];3)" office:value-type="string" office:string-value="0EB" calcext:value-type="string">
            <text:p>0EB</text:p>
          </table:table-cell>
          <table:table-cell office:value-type="float" office:value="9" calcext:value-type="float">
            <text:p>9</text:p>
          </table:table-cell>
          <table:table-cell table:style-name="ce11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8];3)" office:value-type="string" office:string-value="0EC" calcext:value-type="string">
            <text:p>0EC</text:p>
          </table:table-cell>
          <table:table-cell office:value-type="float" office:value="82" calcext:value-type="float">
            <text:p>82</text:p>
          </table:table-cell>
          <table:table-cell table:style-name="ce11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9];3)" office:value-type="string" office:string-value="0ED" calcext:value-type="string">
            <text:p>0ED</text:p>
          </table:table-cell>
          <table:table-cell office:value-type="float" office:value="61" calcext:value-type="float">
            <text:p>61</text:p>
          </table:table-cell>
          <table:table-cell table:style-name="ce11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40];3)" office:value-type="string" office:string-value="0EE" calcext:value-type="string">
            <text:p>0EE</text:p>
          </table:table-cell>
          <table:table-cell office:value-type="float" office:value="57" calcext:value-type="float">
            <text:p>57</text:p>
          </table:table-cell>
          <table:table-cell table:style-name="ce11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1];3)" office:value-type="string" office:string-value="0EF" calcext:value-type="string">
            <text:p>0EF</text:p>
          </table:table-cell>
          <table:table-cell office:value-type="string" calcext:value-type="string">
            <text:p>BE</text:p>
          </table:table-cell>
          <table:table-cell table:style-name="ce11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2];3)" office:value-type="string" office:string-value="0F0" calcext:value-type="string">
            <text:p>0F0</text:p>
          </table:table-cell>
          <table:table-cell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3];3)" office:value-type="string" office:string-value="0F1" calcext:value-type="string">
            <text:p>0F1</text:p>
          </table:table-cell>
          <table:table-cell office:value-type="string" calcext:value-type="string">
            <text:p>0F</text:p>
          </table:table-cell>
          <table:table-cell table:style-name="ce11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4];3)" office:value-type="string" office:string-value="0F2" calcext:value-type="string">
            <text:p>0F2</text:p>
          </table:table-cell>
          <table:table-cell office:value-type="float" office:value="22" calcext:value-type="float">
            <text:p>22</text:p>
          </table:table-cell>
          <table:table-cell table:style-name="ce11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5];3)" office:value-type="string" office:string-value="0F3" calcext:value-type="string">
            <text:p>0F3</text:p>
          </table:table-cell>
          <table:table-cell office:value-type="float" office:value="53" calcext:value-type="float">
            <text:p>53</text:p>
          </table:table-cell>
          <table:table-cell table:style-name="ce11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6];3)" office:value-type="string" office:string-value="0F4" calcext:value-type="string">
            <text:p>0F4</text:p>
          </table:table-cell>
          <table:table-cell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7];3)" office:value-type="string" office:string-value="0F5" calcext:value-type="string">
            <text:p>0F5</text:p>
          </table:table-cell>
          <table:table-cell office:value-type="float" office:value="17" calcext:value-type="float">
            <text:p>17</text:p>
          </table:table-cell>
          <table:table-cell table:style-name="ce11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8];3)" office:value-type="string" office:string-value="0F6" calcext:value-type="string">
            <text:p>0F6</text:p>
          </table:table-cell>
          <table:table-cell office:value-type="float" office:value="65" calcext:value-type="float">
            <text:p>65</text:p>
          </table:table-cell>
          <table:table-cell table:style-name="ce11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9];3)" office:value-type="string" office:string-value="0F7" calcext:value-type="string">
            <text:p>0F7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K key radio cod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50];3)" office:value-type="string" office:string-value="0F8" calcext:value-type="string">
            <text:p>0F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K key radio cod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1];3)" office:value-type="string" office:string-value="0F9" calcext:value-type="string">
            <text:p>0F9</text:p>
          </table:table-cell>
          <table:table-cell office:value-type="string" calcext:value-type="string">
            <text:p>4B</text:p>
          </table:table-cell>
          <table:table-cell table:style-name="ce11" office:value-type="string" calcext:value-type="string">
            <text:p>K key radio cod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2];3)" office:value-type="string" office:string-value="0FA" calcext:value-type="string">
            <text:p>0FA</text:p>
          </table:table-cell>
          <table:table-cell office:value-type="string" calcext:value-type="string">
            <text:p>F8</text:p>
          </table:table-cell>
          <table:table-cell table:style-name="ce11" office:value-type="string" calcext:value-type="string">
            <text:p>K key radio cod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3];3)" office:value-type="string" office:string-value="0FB" calcext:value-type="string">
            <text:p>0FB</text:p>
          </table:table-cell>
          <table:table-cell office:value-type="string" calcext:value-type="string">
            <text:p>A4</text:p>
          </table:table-cell>
          <table:table-cell table:style-name="ce11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4];3)" office:value-type="string" office:string-value="0FC" calcext:value-type="string">
            <text:p>0FC</text:p>
          </table:table-cell>
          <table:table-cell office:value-type="float" office:value="99" calcext:value-type="float">
            <text:p>99</text:p>
          </table:table-cell>
          <table:table-cell table:style-name="ce11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5];3)" office:value-type="string" office:string-value="0FD" calcext:value-type="string">
            <text:p>0FD</text:p>
          </table:table-cell>
          <table:table-cell office:value-type="string" calcext:value-type="string">
            <text:p>FC</text:p>
          </table:table-cell>
          <table:table-cell table:style-name="ce11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6];3)" office:value-type="string" office:string-value="0FE" calcext:value-type="string">
            <text:p>0FE</text:p>
          </table:table-cell>
          <table:table-cell office:value-type="float" office:value="25" calcext:value-type="float">
            <text:p>25</text:p>
          </table:table-cell>
          <table:table-cell table:style-name="ce11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7];3)" office:value-type="string" office:string-value="0FF" calcext:value-type="string">
            <text:p>0FF</text:p>
          </table:table-cell>
          <table:table-cell office:value-type="float" office:value="32" calcext:value-type="float">
            <text:p>32</text:p>
          </table:table-cell>
          <table:table-cell table:style-name="ce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HEX([.A258];3)" office:value-type="string" office:string-value="100" calcext:value-type="string">
            <text:p>100</text:p>
          </table:table-cell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HEX([.A259];3)" office:value-type="string" office:string-value="101" calcext:value-type="string">
            <text:p>10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HEX([.A260];3)" office:value-type="string" office:string-value="102" calcext:value-type="string">
            <text:p>102</text:p>
          </table:table-cell>
          <table:table-cell office:value-type="string" calcext:value-type="string">
            <text:p>4F</text:p>
          </table:table-cell>
          <table:table-cell table:style-name="ce12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HEX([.A261];3)" office:value-type="string" office:string-value="103" calcext:value-type="string">
            <text:p>103</text:p>
          </table:table-cell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HEX([.A262];3)" office:value-type="string" office:string-value="104" calcext:value-type="string">
            <text:p>104</text:p>
          </table:table-cell>
          <table:table-cell office:value-type="float" office:value="6" calcext:value-type="float">
            <text:p>6</text:p>
          </table:table-cell>
          <table:table-cell table:style-name="ce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HEX([.A263];3)" office:value-type="string" office:string-value="105" calcext:value-type="string">
            <text:p>105</text:p>
          </table:table-cell>
          <table:table-cell office:value-type="string" calcext:value-type="string">
            <text:p>1E</text:p>
          </table:table-cell>
          <table:table-cell table:style-name="ce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HEX([.A264];3)" office:value-type="string" office:string-value="106" calcext:value-type="string">
            <text:p>106</text:p>
          </table:table-cell>
          <table:table-cell office:value-type="float" office:value="41" calcext:value-type="float">
            <text:p>41</text:p>
          </table:table-cell>
          <table:table-cell table:style-name="ce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HEX([.A265];3)" office:value-type="string" office:string-value="107" calcext:value-type="string">
            <text:p>107</text:p>
          </table:table-cell>
          <table:table-cell office:value-type="string" calcext:value-type="string">
            <text:p>5F</text:p>
          </table:table-cell>
          <table:table-cell table:style-name="ce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HEX([.A266];3)" office:value-type="string" office:string-value="108" calcext:value-type="string">
            <text:p>108</text:p>
          </table:table-cell>
          <table:table-cell office:value-type="string" calcext:value-type="string">
            <text:p>C6</text:p>
          </table:table-cell>
          <table:table-cell table:style-name="ce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HEX([.A267];3)" office:value-type="string" office:string-value="109" calcext:value-type="string">
            <text:p>109</text:p>
          </table:table-cell>
          <table:table-cell office:value-type="float" office:value="4" calcext:value-type="float">
            <text:p>4</text:p>
          </table:table-cell>
          <table:table-cell table:style-name="ce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HEX([.A268];3)" office:value-type="string" office:string-value="10A" calcext:value-type="string">
            <text:p>10A</text:p>
          </table:table-cell>
          <table:table-cell office:value-type="string" calcext:value-type="string">
            <text:p>0F</text:p>
          </table:table-cell>
          <table:table-cell table:style-name="ce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HEX([.A269];3)" office:value-type="string" office:string-value="10B" calcext:value-type="string">
            <text:p>10B</text:p>
          </table:table-cell>
          <table:table-cell office:value-type="string" calcext:value-type="string">
            <text:p>AE</text:p>
          </table:table-cell>
          <table:table-cell table:style-name="ce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HEX([.A270];3)" office:value-type="string" office:string-value="10C" calcext:value-type="string">
            <text:p>10C</text:p>
          </table:table-cell>
          <table:table-cell office:value-type="float" office:value="96" calcext:value-type="float">
            <text:p>96</text:p>
          </table:table-cell>
          <table:table-cell table:style-name="ce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HEX([.A271];3)" office:value-type="string" office:string-value="10D" calcext:value-type="string">
            <text:p>10D</text:p>
          </table:table-cell>
          <table:table-cell office:value-type="string" calcext:value-type="string">
            <text:p>E1</text:p>
          </table:table-cell>
          <table:table-cell table:style-name="ce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HEX([.A272];3)" office:value-type="string" office:string-value="10E" calcext:value-type="string">
            <text:p>10E</text:p>
          </table:table-cell>
          <table:table-cell office:value-type="string" calcext:value-type="string">
            <text:p>C9</text:p>
          </table:table-cell>
          <table:table-cell table:style-name="ce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HEX([.A273];3)" office:value-type="string" office:string-value="10F" calcext:value-type="string">
            <text:p>10F</text:p>
          </table:table-cell>
          <table:table-cell office:value-type="string" calcext:value-type="string">
            <text:p>0F</text:p>
          </table:table-cell>
          <table:table-cell table:style-name="ce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HEX([.A274];3)" office:value-type="string" office:string-value="110" calcext:value-type="string">
            <text:p>110</text:p>
          </table:table-cell>
          <table:table-cell office:value-type="string" calcext:value-type="string">
            <text:p>3F</text:p>
          </table:table-cell>
          <table:table-cell table:style-name="ce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HEX([.A275];3)" office:value-type="string" office:string-value="111" calcext:value-type="string">
            <text:p>111</text:p>
          </table:table-cell>
          <table:table-cell office:value-type="float" office:value="98" calcext:value-type="float">
            <text:p>98</text:p>
          </table:table-cell>
          <table:table-cell table:style-name="ce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HEX([.A276];3)" office:value-type="string" office:string-value="112" calcext:value-type="string">
            <text:p>112</text:p>
          </table:table-cell>
          <table:table-cell office:value-type="string" calcext:value-type="string">
            <text:p>AD</text:p>
          </table:table-cell>
          <table:table-cell table:style-name="ce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HEX([.A277];3)" office:value-type="string" office:string-value="113" calcext:value-type="string">
            <text:p>113</text:p>
          </table:table-cell>
          <table:table-cell office:value-type="string" calcext:value-type="string">
            <text:p>D2</text:p>
          </table:table-cell>
          <table:table-cell table:style-name="ce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HEX([.A278];3)" office:value-type="string" office:string-value="114" calcext:value-type="string">
            <text:p>114</text:p>
          </table:table-cell>
          <table:table-cell office:value-type="string" calcext:value-type="string">
            <text:p>9C</text:p>
          </table:table-cell>
          <table:table-cell table:style-name="ce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HEX([.A279];3)" office:value-type="string" office:string-value="115" calcext:value-type="string">
            <text:p>115</text:p>
          </table:table-cell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HEX([.A280];3)" office:value-type="string" office:string-value="116" calcext:value-type="string">
            <text:p>1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HEX([.A281];3)" office:value-type="string" office:string-value="117" calcext:value-type="string">
            <text:p>117</text:p>
          </table:table-cell>
          <table:table-cell office:value-type="string" calcext:value-type="string">
            <text:p>4F</text:p>
          </table:table-cell>
          <table:table-cell table:style-name="ce12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HEX([.A282];3)" office:value-type="string" office:string-value="118" calcext:value-type="string">
            <text:p>118</text:p>
          </table:table-cell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F key radio code – key I hav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HEX([.A283];3)" office:value-type="string" office:string-value="119" calcext:value-type="string">
            <text:p>119</text:p>
          </table:table-cell>
          <table:table-cell office:value-type="float" office:value="6" calcext:value-type="float">
            <text:p>6</text:p>
          </table:table-cell>
          <table:table-cell table:style-name="ce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HEX([.A284];3)" office:value-type="string" office:string-value="11A" calcext:value-type="string">
            <text:p>11A</text:p>
          </table:table-cell>
          <table:table-cell office:value-type="string" calcext:value-type="string">
            <text:p>1E</text:p>
          </table:table-cell>
          <table:table-cell table:style-name="ce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HEX([.A285];3)" office:value-type="string" office:string-value="11B" calcext:value-type="string">
            <text:p>11B</text:p>
          </table:table-cell>
          <table:table-cell office:value-type="float" office:value="41" calcext:value-type="float">
            <text:p>41</text:p>
          </table:table-cell>
          <table:table-cell table:style-name="ce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HEX([.A286];3)" office:value-type="string" office:string-value="11C" calcext:value-type="string">
            <text:p>11C</text:p>
          </table:table-cell>
          <table:table-cell office:value-type="string" calcext:value-type="string">
            <text:p>5F</text:p>
          </table:table-cell>
          <table:table-cell table:style-name="ce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HEX([.A287];3)" office:value-type="string" office:string-value="11D" calcext:value-type="string">
            <text:p>11D</text:p>
          </table:table-cell>
          <table:table-cell office:value-type="string" calcext:value-type="string">
            <text:p>C6</text:p>
          </table:table-cell>
          <table:table-cell table:style-name="ce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HEX([.A288];3)" office:value-type="string" office:string-value="11E" calcext:value-type="string">
            <text:p>11E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P key radio cod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HEX([.A289];3)" office:value-type="string" office:string-value="11F" calcext:value-type="string">
            <text:p>11F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P key radio cod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HEX([.A290];3)" office:value-type="string" office:string-value="120" calcext:value-type="string">
            <text:p>120</text:p>
          </table:table-cell>
          <table:table-cell office:value-type="string" calcext:value-type="string">
            <text:p>C2</text:p>
          </table:table-cell>
          <table:table-cell table:style-name="ce13" office:value-type="string" calcext:value-type="string">
            <text:p>P key radio cod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HEX([.A291];3)" office:value-type="string" office:string-value="121" calcext:value-type="string">
            <text:p>121</text:p>
          </table:table-cell>
          <table:table-cell office:value-type="string" calcext:value-type="string">
            <text:p>9A</text:p>
          </table:table-cell>
          <table:table-cell table:style-name="ce13" office:value-type="string" calcext:value-type="string">
            <text:p>P key radio cod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HEX([.A292];3)" office:value-type="string" office:string-value="122" calcext:value-type="string">
            <text:p>122</text:p>
          </table:table-cell>
          <table:table-cell office:value-type="string" calcext:value-type="string">
            <text:p>E1</text:p>
          </table:table-cell>
          <table:table-cell table:style-name="ce1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HEX([.A293];3)" office:value-type="string" office:string-value="123" calcext:value-type="string">
            <text:p>123</text:p>
          </table:table-cell>
          <table:table-cell office:value-type="string" calcext:value-type="string">
            <text:p>D9</text:p>
          </table:table-cell>
          <table:table-cell table:style-name="ce1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HEX([.A294];3)" office:value-type="string" office:string-value="124" calcext:value-type="string">
            <text:p>124</text:p>
          </table:table-cell>
          <table:table-cell office:value-type="string" calcext:value-type="string">
            <text:p>EA</text:p>
          </table:table-cell>
          <table:table-cell table:style-name="ce1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HEX([.A295];3)" office:value-type="string" office:string-value="125" calcext:value-type="string">
            <text:p>125</text:p>
          </table:table-cell>
          <table:table-cell office:value-type="string" calcext:value-type="string">
            <text:p>F3</text:p>
          </table:table-cell>
          <table:table-cell table:style-name="ce1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HEX([.A296];3)" office:value-type="string" office:string-value="126" calcext:value-type="string">
            <text:p>126</text:p>
          </table:table-cell>
          <table:table-cell office:value-type="string" calcext:value-type="string">
            <text:p>B0</text:p>
          </table:table-cell>
          <table:table-cell table:style-name="ce1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HEX([.A297];3)" office:value-type="string" office:string-value="127" calcext:value-type="string">
            <text:p>127</text:p>
          </table:table-cell>
          <table:table-cell office:value-type="string" calcext:value-type="string">
            <text:p>1C</text:p>
          </table:table-cell>
          <table:table-cell table:style-name="ce1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HEX([.A298];3)" office:value-type="string" office:string-value="128" calcext:value-type="string">
            <text:p>128</text:p>
          </table:table-cell>
          <table:table-cell office:value-type="string" calcext:value-type="string">
            <text:p>7B</text:p>
          </table:table-cell>
          <table:table-cell table:style-name="ce1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HEX([.A299];3)" office:value-type="string" office:string-value="129" calcext:value-type="string">
            <text:p>129</text:p>
          </table:table-cell>
          <table:table-cell office:value-type="string" calcext:value-type="string">
            <text:p>E3</text:p>
          </table:table-cell>
          <table:table-cell table:style-name="ce1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HEX([.A300];3)" office:value-type="string" office:string-value="12A" calcext:value-type="string">
            <text:p>12A</text:p>
          </table:table-cell>
          <table:table-cell office:value-type="string" calcext:value-type="string">
            <text:p>B8</text:p>
          </table:table-cell>
          <table:table-cell table:style-name="ce1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HEX([.A301];3)" office:value-type="string" office:string-value="12B" calcext:value-type="string">
            <text:p>12B</text:p>
          </table:table-cell>
          <table:table-cell office:value-type="string" calcext:value-type="string">
            <text:p>C6</text:p>
          </table:table-cell>
          <table:table-cell table:style-name="ce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302];3)" office:value-type="string" office:string-value="12C" calcext:value-type="string">
            <text:p>12C</text:p>
          </table:table-cell>
          <table:table-cell office:value-type="float" office:value="9" calcext:value-type="float">
            <text:p>9</text:p>
          </table:table-cell>
          <table:table-cell table:style-name="ce1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HEX([.A303];3)" office:value-type="string" office:string-value="12D" calcext:value-type="string">
            <text:p>12D</text:p>
          </table:table-cell>
          <table:table-cell office:value-type="string" calcext:value-type="string">
            <text:p>0D</text:p>
          </table:table-cell>
          <table:table-cell table:style-name="ce1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HEX([.A304];3)" office:value-type="string" office:string-value="12E" calcext:value-type="string">
            <text:p>12E</text:p>
          </table:table-cell>
          <table:table-cell office:value-type="float" office:value="79" calcext:value-type="float">
            <text:p>79</text:p>
          </table:table-cell>
          <table:table-cell table:style-name="ce1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HEX([.A305];3)" office:value-type="string" office:string-value="12F" calcext:value-type="string">
            <text:p>12F</text:p>
          </table:table-cell>
          <table:table-cell office:value-type="string" calcext:value-type="string">
            <text:p>FD</text:p>
          </table:table-cell>
          <table:table-cell table:style-name="ce1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HEX([.A306];3)" office:value-type="string" office:string-value="130" calcext:value-type="string">
            <text:p>130</text:p>
          </table:table-cell>
          <table:table-cell office:value-type="float" office:value="49" calcext:value-type="float">
            <text:p>49</text:p>
          </table:table-cell>
          <table:table-cell table:style-name="ce1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HEX([.A307];3)" office:value-type="string" office:string-value="131" calcext:value-type="string">
            <text:p>131</text:p>
          </table:table-cell>
          <table:table-cell office:value-type="string" calcext:value-type="string">
            <text:p>2F</text:p>
          </table:table-cell>
          <table:table-cell table:style-name="ce1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HEX([.A308];3)" office:value-type="string" office:string-value="132" calcext:value-type="string">
            <text:p>132</text:p>
          </table:table-cell>
          <table:table-cell office:value-type="float" office:value="6" calcext:value-type="float">
            <text:p>6</text:p>
          </table:table-cell>
          <table:table-cell table:style-name="ce1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HEX([.A309];3)" office:value-type="string" office:string-value="133" calcext:value-type="string">
            <text:p>133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P key radio cod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HEX([.A310];3)" office:value-type="string" office:string-value="134" calcext:value-type="string">
            <text:p>13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P key radio cod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HEX([.A311];3)" office:value-type="string" office:string-value="135" calcext:value-type="string">
            <text:p>135</text:p>
          </table:table-cell>
          <table:table-cell office:value-type="string" calcext:value-type="string">
            <text:p>C2</text:p>
          </table:table-cell>
          <table:table-cell table:style-name="ce13" office:value-type="string" calcext:value-type="string">
            <text:p>P key radio cod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DEC2HEX([.A312];3)" office:value-type="string" office:string-value="136" calcext:value-type="string">
            <text:p>136</text:p>
          </table:table-cell>
          <table:table-cell office:value-type="string" calcext:value-type="string">
            <text:p>9A</text:p>
          </table:table-cell>
          <table:table-cell table:style-name="ce13" office:value-type="string" calcext:value-type="string">
            <text:p>P key radio cod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HEX([.A313];3)" office:value-type="string" office:string-value="137" calcext:value-type="string">
            <text:p>137</text:p>
          </table:table-cell>
          <table:table-cell office:value-type="string" calcext:value-type="string">
            <text:p>E1</text:p>
          </table:table-cell>
          <table:table-cell table:style-name="ce1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HEX([.A314];3)" office:value-type="string" office:string-value="138" calcext:value-type="string">
            <text:p>138</text:p>
          </table:table-cell>
          <table:table-cell office:value-type="string" calcext:value-type="string">
            <text:p>D9</text:p>
          </table:table-cell>
          <table:table-cell table:style-name="ce1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DEC2HEX([.A315];3)" office:value-type="string" office:string-value="139" calcext:value-type="string">
            <text:p>139</text:p>
          </table:table-cell>
          <table:table-cell office:value-type="string" calcext:value-type="string">
            <text:p>EA</text:p>
          </table:table-cell>
          <table:table-cell table:style-name="ce1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HEX([.A316];3)" office:value-type="string" office:string-value="13A" calcext:value-type="string">
            <text:p>13A</text:p>
          </table:table-cell>
          <table:table-cell office:value-type="string" calcext:value-type="string">
            <text:p>F3</text:p>
          </table:table-cell>
          <table:table-cell table:style-name="ce1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HEX([.A317];3)" office:value-type="string" office:string-value="13B" calcext:value-type="string">
            <text:p>13B</text:p>
          </table:table-cell>
          <table:table-cell office:value-type="string" calcext:value-type="string">
            <text:p>B0</text:p>
          </table:table-cell>
          <table:table-cell table:style-name="ce1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HEX([.A318];3)" office:value-type="string" office:string-value="13C" calcext:value-type="string">
            <text:p>13C</text:p>
          </table:table-cell>
          <table:table-cell office:value-type="string" calcext:value-type="string">
            <text:p>FF</text:p>
          </table:table-cell>
          <table:table-cell table:style-name="ce14" office:value-type="string" calcext:value-type="string">
            <text:p>C key radio cod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HEX([.A319];3)" office:value-type="string" office:string-value="13D" calcext:value-type="string">
            <text:p>13D</text:p>
          </table:table-cell>
          <table:table-cell office:value-type="string" calcext:value-type="string">
            <text:p>FF</text:p>
          </table:table-cell>
          <table:table-cell table:style-name="ce14" office:value-type="string" calcext:value-type="string">
            <text:p>C key radio cod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HEX([.A320];3)" office:value-type="string" office:string-value="13E" calcext:value-type="string">
            <text:p>13E</text:p>
          </table:table-cell>
          <table:table-cell office:value-type="string" calcext:value-type="string">
            <text:p>FF</text:p>
          </table:table-cell>
          <table:table-cell table:style-name="ce14" office:value-type="string" calcext:value-type="string">
            <text:p>C key radio cod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DEC2HEX([.A321];3)" office:value-type="string" office:string-value="13F" calcext:value-type="string">
            <text:p>13F</text:p>
          </table:table-cell>
          <table:table-cell office:value-type="string" calcext:value-type="string">
            <text:p>FF</text:p>
          </table:table-cell>
          <table:table-cell table:style-name="ce14" office:value-type="string" calcext:value-type="string">
            <text:p>C key radio cod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HEX([.A322];3)" office:value-type="string" office:string-value="140" calcext:value-type="string">
            <text:p>140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HEX([.A323];3)" office:value-type="string" office:string-value="141" calcext:value-type="string">
            <text:p>141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DEC2HEX([.A324];3)" office:value-type="string" office:string-value="142" calcext:value-type="string">
            <text:p>142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HEX([.A325];3)" office:value-type="string" office:string-value="143" calcext:value-type="string">
            <text:p>143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HEX([.A326];3)" office:value-type="string" office:string-value="144" calcext:value-type="string">
            <text:p>144</text:p>
          </table:table-cell>
          <table:table-cell office:value-type="string" calcext:value-type="string">
            <text:p>B7</text:p>
          </table:table-cell>
          <table:table-cell table:style-name="ce1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DEC2HEX([.A327];3)" office:value-type="string" office:string-value="145" calcext:value-type="string">
            <text:p>145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DEC2HEX([.A328];3)" office:value-type="string" office:string-value="146" calcext:value-type="string">
            <text:p>146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DEC2HEX([.A329];3)" office:value-type="string" office:string-value="147" calcext:value-type="string">
            <text:p>147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HEX([.A330];3)" office:value-type="string" office:string-value="148" calcext:value-type="string">
            <text:p>148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DEC2HEX([.A331];3)" office:value-type="string" office:string-value="149" calcext:value-type="string">
            <text:p>149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DEC2HEX([.A332];3)" office:value-type="string" office:string-value="14A" calcext:value-type="string">
            <text:p>14A</text:p>
          </table:table-cell>
          <table:table-cell office:value-type="float" office:value="6" calcext:value-type="float">
            <text:p>6</text:p>
          </table:table-cell>
          <table:table-cell table:style-name="ce1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DEC2HEX([.A333];3)" office:value-type="string" office:string-value="14B" calcext:value-type="string">
            <text:p>14B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HEX([.A334];3)" office:value-type="string" office:string-value="14C" calcext:value-type="string">
            <text:p>14C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DEC2HEX([.A335];3)" office:value-type="string" office:string-value="14D" calcext:value-type="string">
            <text:p>14D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DEC2HEX([.A336];3)" office:value-type="string" office:string-value="14E" calcext:value-type="string">
            <text:p>14E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DEC2HEX([.A337];3)" office:value-type="string" office:string-value="14F" calcext:value-type="string">
            <text:p>14F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HEX([.A338];3)" office:value-type="string" office:string-value="150" calcext:value-type="string">
            <text:p>150</text:p>
          </table:table-cell>
          <table:table-cell office:value-type="float" office:value="6" calcext:value-type="float">
            <text:p>6</text:p>
          </table:table-cell>
          <table:table-cell table:style-name="ce1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DEC2HEX([.A339];3)" office:value-type="string" office:string-value="151" calcext:value-type="string">
            <text:p>151</text:p>
          </table:table-cell>
          <table:table-cell office:value-type="string" calcext:value-type="string">
            <text:p>FF</text:p>
          </table:table-cell>
          <table:table-cell table:style-name="ce14" office:value-type="string" calcext:value-type="string">
            <text:p>C key radio cod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DEC2HEX([.A340];3)" office:value-type="string" office:string-value="152" calcext:value-type="string">
            <text:p>152</text:p>
          </table:table-cell>
          <table:table-cell office:value-type="string" calcext:value-type="string">
            <text:p>FF</text:p>
          </table:table-cell>
          <table:table-cell table:style-name="ce14" office:value-type="string" calcext:value-type="string">
            <text:p>C key radio cod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DEC2HEX([.A341];3)" office:value-type="string" office:string-value="153" calcext:value-type="string">
            <text:p>153</text:p>
          </table:table-cell>
          <table:table-cell office:value-type="string" calcext:value-type="string">
            <text:p>FF</text:p>
          </table:table-cell>
          <table:table-cell table:style-name="ce14" office:value-type="string" calcext:value-type="string">
            <text:p>C key radio cod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HEX([.A342];3)" office:value-type="string" office:string-value="154" calcext:value-type="string">
            <text:p>154</text:p>
          </table:table-cell>
          <table:table-cell office:value-type="string" calcext:value-type="string">
            <text:p>FF</text:p>
          </table:table-cell>
          <table:table-cell table:style-name="ce14" office:value-type="string" calcext:value-type="string">
            <text:p>C key radio cod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DEC2HEX([.A343];3)" office:value-type="string" office:string-value="155" calcext:value-type="string">
            <text:p>155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DEC2HEX([.A344];3)" office:value-type="string" office:string-value="156" calcext:value-type="string">
            <text:p>156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DEC2HEX([.A345];3)" office:value-type="string" office:string-value="157" calcext:value-type="string">
            <text:p>157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HEX([.A346];3)" office:value-type="string" office:string-value="158" calcext:value-type="string">
            <text:p>158</text:p>
          </table:table-cell>
          <table:table-cell office:value-type="string" calcext:value-type="string">
            <text:p>FF</text:p>
          </table:table-cell>
          <table:table-cell table:style-name="ce1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DEC2HEX([.A347];3)" office:value-type="string" office:string-value="159" calcext:value-type="string">
            <text:p>159</text:p>
          </table:table-cell>
          <table:table-cell office:value-type="string" calcext:value-type="string">
            <text:p>B7</text:p>
          </table:table-cell>
          <table:table-cell table:style-name="ce1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HEX([.A348];3)" office:value-type="string" office:string-value="15A" calcext:value-type="string">
            <text:p>15A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DEC2HEX([.A349];3)" office:value-type="string" office:string-value="15B" calcext:value-type="string">
            <text:p>15B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HEX([.A350];3)" office:value-type="string" office:string-value="15C" calcext:value-type="string">
            <text:p>15C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DEC2HEX([.A351];3)" office:value-type="string" office:string-value="15D" calcext:value-type="string">
            <text:p>15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DEC2HEX([.A352];3)" office:value-type="string" office:string-value="15E" calcext:value-type="string">
            <text:p>15E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DEC2HEX([.A353];3)" office:value-type="string" office:string-value="15F" calcext:value-type="string">
            <text:p>15F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HEX([.A354];3)" office:value-type="string" office:string-value="160" calcext:value-type="string">
            <text:p>160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DEC2HEX([.A355];3)" office:value-type="string" office:string-value="161" calcext:value-type="string">
            <text:p>16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DEC2HEX([.A356];3)" office:value-type="string" office:string-value="162" calcext:value-type="string">
            <text:p>162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DEC2HEX([.A357];3)" office:value-type="string" office:string-value="163" calcext:value-type="string">
            <text:p>163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HEX([.A358];3)" office:value-type="string" office:string-value="164" calcext:value-type="string">
            <text:p>164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DEC2HEX([.A359];3)" office:value-type="string" office:string-value="165" calcext:value-type="string">
            <text:p>165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DEC2HEX([.A360];3)" office:value-type="string" office:string-value="166" calcext:value-type="string">
            <text:p>16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DEC2HEX([.A361];3)" office:value-type="string" office:string-value="167" calcext:value-type="string">
            <text:p>167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HEX([.A362];3)" office:value-type="string" office:string-value="168" calcext:value-type="string">
            <text:p>168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DEC2HEX([.A363];3)" office:value-type="string" office:string-value="169" calcext:value-type="string">
            <text:p>169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DEC2HEX([.A364];3)" office:value-type="string" office:string-value="16A" calcext:value-type="string">
            <text:p>16A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DEC2HEX([.A365];3)" office:value-type="string" office:string-value="16B" calcext:value-type="string">
            <text:p>16B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HEX([.A366];3)" office:value-type="string" office:string-value="16C" calcext:value-type="string">
            <text:p>16C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DEC2HEX([.A367];3)" office:value-type="string" office:string-value="16D" calcext:value-type="string">
            <text:p>16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DEC2HEX([.A368];3)" office:value-type="string" office:string-value="16E" calcext:value-type="string">
            <text:p>16E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DEC2HEX([.A369];3)" office:value-type="string" office:string-value="16F" calcext:value-type="string">
            <text:p>16F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HEX([.A370];3)" office:value-type="string" office:string-value="170" calcext:value-type="string">
            <text:p>170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DEC2HEX([.A371];3)" office:value-type="string" office:string-value="171" calcext:value-type="string">
            <text:p>17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DEC2HEX([.A372];3)" office:value-type="string" office:string-value="172" calcext:value-type="string">
            <text:p>172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DEC2HEX([.A373];3)" office:value-type="string" office:string-value="173" calcext:value-type="string">
            <text:p>173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HEX([.A374];3)" office:value-type="string" office:string-value="174" calcext:value-type="string">
            <text:p>174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DEC2HEX([.A375];3)" office:value-type="string" office:string-value="175" calcext:value-type="string">
            <text:p>175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DEC2HEX([.A376];3)" office:value-type="string" office:string-value="176" calcext:value-type="string">
            <text:p>17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DEC2HEX([.A377];3)" office:value-type="string" office:string-value="177" calcext:value-type="string">
            <text:p>177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HEX([.A378];3)" office:value-type="string" office:string-value="178" calcext:value-type="string">
            <text:p>178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DEC2HEX([.A379];3)" office:value-type="string" office:string-value="179" calcext:value-type="string">
            <text:p>179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DEC2HEX([.A380];3)" office:value-type="string" office:string-value="17A" calcext:value-type="string">
            <text:p>17A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DEC2HEX([.A381];3)" office:value-type="string" office:string-value="17B" calcext:value-type="string">
            <text:p>17B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HEX([.A382];3)" office:value-type="string" office:string-value="17C" calcext:value-type="string">
            <text:p>17C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DEC2HEX([.A383];3)" office:value-type="string" office:string-value="17D" calcext:value-type="string">
            <text:p>17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DEC2HEX([.A384];3)" office:value-type="string" office:string-value="17E" calcext:value-type="string">
            <text:p>17E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DEC2HEX([.A385];3)" office:value-type="string" office:string-value="17F" calcext:value-type="string">
            <text:p>17F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HEX([.A386];3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DEC2HEX([.A387];3)" office:value-type="string" office:string-value="181" calcext:value-type="string">
            <text:p>18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DEC2HEX([.A388];3)" office:value-type="string" office:string-value="182" calcext:value-type="string">
            <text:p>182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DEC2HEX([.A389];3)" office:value-type="string" office:string-value="183" calcext:value-type="string">
            <text:p>183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HEX([.A390];3)" office:value-type="string" office:string-value="184" calcext:value-type="string">
            <text:p>184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DEC2HEX([.A391];3)" office:value-type="string" office:string-value="185" calcext:value-type="string">
            <text:p>185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DEC2HEX([.A392];3)" office:value-type="string" office:string-value="186" calcext:value-type="string">
            <text:p>18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DEC2HEX([.A393];3)" office:value-type="string" office:string-value="187" calcext:value-type="string">
            <text:p>187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HEX([.A394];3)" office:value-type="string" office:string-value="188" calcext:value-type="string">
            <text:p>188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DEC2HEX([.A395];3)" office:value-type="string" office:string-value="189" calcext:value-type="string">
            <text:p>189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DEC2HEX([.A396];3)" office:value-type="string" office:string-value="18A" calcext:value-type="string">
            <text:p>18A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DEC2HEX([.A397];3)" office:value-type="string" office:string-value="18B" calcext:value-type="string">
            <text:p>18B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HEX([.A398];3)" office:value-type="string" office:string-value="18C" calcext:value-type="string">
            <text:p>18C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DEC2HEX([.A399];3)" office:value-type="string" office:string-value="18D" calcext:value-type="string">
            <text:p>18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DEC2HEX([.A400];3)" office:value-type="string" office:string-value="18E" calcext:value-type="string">
            <text:p>18E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DEC2HEX([.A401];3)" office:value-type="string" office:string-value="18F" calcext:value-type="string">
            <text:p>18F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HEX([.A402];3)" office:value-type="string" office:string-value="190" calcext:value-type="string">
            <text:p>190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DEC2HEX([.A403];3)" office:value-type="string" office:string-value="191" calcext:value-type="string">
            <text:p>19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DEC2HEX([.A404];3)" office:value-type="string" office:string-value="192" calcext:value-type="string">
            <text:p>192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DEC2HEX([.A405];3)" office:value-type="string" office:string-value="193" calcext:value-type="string">
            <text:p>193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HEX([.A406];3)" office:value-type="string" office:string-value="194" calcext:value-type="string">
            <text:p>194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DEC2HEX([.A407];3)" office:value-type="string" office:string-value="195" calcext:value-type="string">
            <text:p>195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DEC2HEX([.A408];3)" office:value-type="string" office:string-value="196" calcext:value-type="string">
            <text:p>19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DEC2HEX([.A409];3)" office:value-type="string" office:string-value="197" calcext:value-type="string">
            <text:p>197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HEX([.A410];3)" office:value-type="string" office:string-value="198" calcext:value-type="string">
            <text:p>198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DEC2HEX([.A411];3)" office:value-type="string" office:string-value="199" calcext:value-type="string">
            <text:p>199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DEC2HEX([.A412];3)" office:value-type="string" office:string-value="19A" calcext:value-type="string">
            <text:p>19A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DEC2HEX([.A413];3)" office:value-type="string" office:string-value="19B" calcext:value-type="string">
            <text:p>19B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HEX([.A414];3)" office:value-type="string" office:string-value="19C" calcext:value-type="string">
            <text:p>19C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DEC2HEX([.A415];3)" office:value-type="string" office:string-value="19D" calcext:value-type="string">
            <text:p>19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HEX([.A416];3)" office:value-type="string" office:string-value="19E" calcext:value-type="string">
            <text:p>19E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DEC2HEX([.A417];3)" office:value-type="string" office:string-value="19F" calcext:value-type="string">
            <text:p>19F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HEX([.A418];3)" office:value-type="string" office:string-value="1A0" calcext:value-type="string">
            <text:p>1A0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DEC2HEX([.A419];3)" office:value-type="string" office:string-value="1A1" calcext:value-type="string">
            <text:p>1A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HEX([.A420];3)" office:value-type="string" office:string-value="1A2" calcext:value-type="string">
            <text:p>1A2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DEC2HEX([.A421];3)" office:value-type="string" office:string-value="1A3" calcext:value-type="string">
            <text:p>1A3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HEX([.A422];3)" office:value-type="string" office:string-value="1A4" calcext:value-type="string">
            <text:p>1A4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DEC2HEX([.A423];3)" office:value-type="string" office:string-value="1A5" calcext:value-type="string">
            <text:p>1A5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DEC2HEX([.A424];3)" office:value-type="string" office:string-value="1A6" calcext:value-type="string">
            <text:p>1A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DEC2HEX([.A425];3)" office:value-type="string" office:string-value="1A7" calcext:value-type="string">
            <text:p>1A7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HEX([.A426];3)" office:value-type="string" office:string-value="1A8" calcext:value-type="string">
            <text:p>1A8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DEC2HEX([.A427];3)" office:value-type="string" office:string-value="1A9" calcext:value-type="string">
            <text:p>1A9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HEX([.A428];3)" office:value-type="string" office:string-value="1AA" calcext:value-type="string">
            <text:p>1AA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DEC2HEX([.A429];3)" office:value-type="string" office:string-value="1AB" calcext:value-type="string">
            <text:p>1AB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HEX([.A430];3)" office:value-type="string" office:string-value="1AC" calcext:value-type="string">
            <text:p>1AC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DEC2HEX([.A431];3)" office:value-type="string" office:string-value="1AD" calcext:value-type="string">
            <text:p>1A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DEC2HEX([.A432];3)" office:value-type="string" office:string-value="1AE" calcext:value-type="string">
            <text:p>1AE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DEC2HEX([.A433];3)" office:value-type="string" office:string-value="1AF" calcext:value-type="string">
            <text:p>1AF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HEX([.A434];3)" office:value-type="string" office:string-value="1B0" calcext:value-type="string">
            <text:p>1B0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DEC2HEX([.A435];3)" office:value-type="string" office:string-value="1B1" calcext:value-type="string">
            <text:p>1B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DEC2HEX([.A436];3)" office:value-type="string" office:string-value="1B2" calcext:value-type="string">
            <text:p>1B2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DEC2HEX([.A437];3)" office:value-type="string" office:string-value="1B3" calcext:value-type="string">
            <text:p>1B3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HEX([.A438];3)" office:value-type="string" office:string-value="1B4" calcext:value-type="string">
            <text:p>1B4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DEC2HEX([.A439];3)" office:value-type="string" office:string-value="1B5" calcext:value-type="string">
            <text:p>1B5</text:p>
          </table:table-cell>
          <table:table-cell office:value-type="string" calcext:value-type="string">
            <text:p>B2</text:p>
          </table:table-cell>
          <table:table-cell table:style-name="ce15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DEC2HEX([.A440];3)" office:value-type="string" office:string-value="1B6" calcext:value-type="string">
            <text:p>1B6</text:p>
          </table:table-cell>
          <table:table-cell office:value-type="float" office:value="22" calcext:value-type="float">
            <text:p>22</text:p>
          </table:table-cell>
          <table:table-cell table:style-name="ce15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DEC2HEX([.A441];3)" office:value-type="string" office:string-value="1B7" calcext:value-type="string">
            <text:p>1B7</text:p>
          </table:table-cell>
          <table:table-cell office:value-type="string" calcext:value-type="string">
            <text:p>D4</text:p>
          </table:table-cell>
          <table:table-cell table:style-name="ce15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HEX([.A442];3)" office:value-type="string" office:string-value="1B8" calcext:value-type="string">
            <text:p>1B8</text:p>
          </table:table-cell>
          <table:table-cell office:value-type="string" calcext:value-type="string">
            <text:p>B2</text:p>
          </table:table-cell>
          <table:table-cell table:style-name="ce1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DEC2HEX([.A443];3)" office:value-type="string" office:string-value="1B9" calcext:value-type="string">
            <text:p>1B9</text:p>
          </table:table-cell>
          <table:table-cell office:value-type="float" office:value="22" calcext:value-type="float">
            <text:p>22</text:p>
          </table:table-cell>
          <table:table-cell table:style-name="ce15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HEX([.A444];3)" office:value-type="string" office:string-value="1BA" calcext:value-type="string">
            <text:p>1BA</text:p>
          </table:table-cell>
          <table:table-cell office:value-type="string" calcext:value-type="string">
            <text:p>D4</text:p>
          </table:table-cell>
          <table:table-cell table:style-name="ce15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DEC2HEX([.A445];3)" office:value-type="string" office:string-value="1BB" calcext:value-type="string">
            <text:p>1BB</text:p>
          </table:table-cell>
          <table:table-cell office:value-type="string" calcext:value-type="string">
            <text:p>7D</text:p>
          </table:table-cell>
          <table:table-cell table:style-name="ce1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HEX([.A446];3)" office:value-type="string" office:string-value="1BC" calcext:value-type="string">
            <text:p>1BC</text:p>
          </table:table-cell>
          <table:table-cell office:value-type="float" office:value="87" calcext:value-type="float">
            <text:p>87</text:p>
          </table:table-cell>
          <table:table-cell table:style-name="ce15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DEC2HEX([.A447];3)" office:value-type="string" office:string-value="1BD" calcext:value-type="string">
            <text:p>1B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DEC2HEX([.A448];3)" office:value-type="string" office:string-value="1BE" calcext:value-type="string">
            <text:p>1BE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DEC2HEX([.A449];3)" office:value-type="string" office:string-value="1BF" calcext:value-type="string">
            <text:p>1BF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HEX([.A450];3)" office:value-type="string" office:string-value="1C0" calcext:value-type="string">
            <text:p>1C0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DEC2HEX([.A451];3)" office:value-type="string" office:string-value="1C1" calcext:value-type="string">
            <text:p>1C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DEC2HEX([.A452];3)" office:value-type="string" office:string-value="1C2" calcext:value-type="string">
            <text:p>1C2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DEC2HEX([.A453];3)" office:value-type="string" office:string-value="1C3" calcext:value-type="string">
            <text:p>1C3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HEX([.A454];3)" office:value-type="string" office:string-value="1C4" calcext:value-type="string">
            <text:p>1C4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DEC2HEX([.A455];3)" office:value-type="string" office:string-value="1C5" calcext:value-type="string">
            <text:p>1C5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DEC2HEX([.A456];3)" office:value-type="string" office:string-value="1C6" calcext:value-type="string">
            <text:p>1C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DEC2HEX([.A457];3)" office:value-type="string" office:string-value="1C7" calcext:value-type="string">
            <text:p>1C7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HEX([.A458];3)" office:value-type="string" office:string-value="1C8" calcext:value-type="string">
            <text:p>1C8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DEC2HEX([.A459];3)" office:value-type="string" office:string-value="1C9" calcext:value-type="string">
            <text:p>1C9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DEC2HEX([.A460];3)" office:value-type="string" office:string-value="1CA" calcext:value-type="string">
            <text:p>1CA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DEC2HEX([.A461];3)" office:value-type="string" office:string-value="1CB" calcext:value-type="string">
            <text:p>1CB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HEX([.A462];3)" office:value-type="string" office:string-value="1CC" calcext:value-type="string">
            <text:p>1CC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DEC2HEX([.A463];3)" office:value-type="string" office:string-value="1CD" calcext:value-type="string">
            <text:p>1C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HEX([.A464];3)" office:value-type="string" office:string-value="1CE" calcext:value-type="string">
            <text:p>1CE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DEC2HEX([.A465];3)" office:value-type="string" office:string-value="1CF" calcext:value-type="string">
            <text:p>1CF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HEX([.A466];3)" office:value-type="string" office:string-value="1D0" calcext:value-type="string">
            <text:p>1D0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DEC2HEX([.A467];3)" office:value-type="string" office:string-value="1D1" calcext:value-type="string">
            <text:p>1D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HEX([.A468];3)" office:value-type="string" office:string-value="1D2" calcext:value-type="string">
            <text:p>1D2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HEX([.A469];3)" office:value-type="string" office:string-value="1D3" calcext:value-type="string">
            <text:p>1D3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HEX([.A470];3)" office:value-type="string" office:string-value="1D4" calcext:value-type="string">
            <text:p>1D4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HEX([.A471];3)" office:value-type="string" office:string-value="1D5" calcext:value-type="string">
            <text:p>1D5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HEX([.A472];3)" office:value-type="string" office:string-value="1D6" calcext:value-type="string">
            <text:p>1D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HEX([.A473];3)" office:value-type="string" office:string-value="1D7" calcext:value-type="string">
            <text:p>1D7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HEX([.A474];3)" office:value-type="string" office:string-value="1D8" calcext:value-type="string">
            <text:p>1D8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HEX([.A475];3)" office:value-type="string" office:string-value="1D9" calcext:value-type="string">
            <text:p>1D9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HEX([.A476];3)" office:value-type="string" office:string-value="1DA" calcext:value-type="string">
            <text:p>1DA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HEX([.A477];3)" office:value-type="string" office:string-value="1DB" calcext:value-type="string">
            <text:p>1DB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HEX([.A478];3)" office:value-type="string" office:string-value="1DC" calcext:value-type="string">
            <text:p>1DC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HEX([.A479];3)" office:value-type="string" office:string-value="1DD" calcext:value-type="string">
            <text:p>1D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HEX([.A480];3)" office:value-type="string" office:string-value="1DE" calcext:value-type="string">
            <text:p>1DE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HEX([.A481];3)" office:value-type="string" office:string-value="1DF" calcext:value-type="string">
            <text:p>1DF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HEX([.A482];3)" office:value-type="string" office:string-value="1E0" calcext:value-type="string">
            <text:p>1E0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HEX([.A483];3)" office:value-type="string" office:string-value="1E1" calcext:value-type="string">
            <text:p>1E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HEX([.A484];3)" office:value-type="string" office:string-value="1E2" calcext:value-type="string">
            <text:p>1E2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HEX([.A485];3)" office:value-type="string" office:string-value="1E3" calcext:value-type="string">
            <text:p>1E3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HEX([.A486];3)" office:value-type="string" office:string-value="1E4" calcext:value-type="string">
            <text:p>1E4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HEX([.A487];3)" office:value-type="string" office:string-value="1E5" calcext:value-type="string">
            <text:p>1E5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HEX([.A488];3)" office:value-type="string" office:string-value="1E6" calcext:value-type="string">
            <text:p>1E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HEX([.A489];3)" office:value-type="string" office:string-value="1E7" calcext:value-type="string">
            <text:p>1E7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HEX([.A490];3)" office:value-type="string" office:string-value="1E8" calcext:value-type="string">
            <text:p>1E8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HEX([.A491];3)" office:value-type="string" office:string-value="1E9" calcext:value-type="string">
            <text:p>1E9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HEX([.A492];3)" office:value-type="string" office:string-value="1EA" calcext:value-type="string">
            <text:p>1EA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HEX([.A493];3)" office:value-type="string" office:string-value="1EB" calcext:value-type="string">
            <text:p>1EB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HEX([.A494];3)" office:value-type="string" office:string-value="1EC" calcext:value-type="string">
            <text:p>1EC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HEX([.A495];3)" office:value-type="string" office:string-value="1ED" calcext:value-type="string">
            <text:p>1ED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HEX([.A496];3)" office:value-type="string" office:string-value="1EE" calcext:value-type="string">
            <text:p>1EE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HEX([.A497];3)" office:value-type="string" office:string-value="1EF" calcext:value-type="string">
            <text:p>1E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HEX([.A498];3)" office:value-type="string" office:string-value="1F0" calcext:value-type="string">
            <text:p>1F0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HEX([.A499];3)" office:value-type="string" office:string-value="1F1" calcext:value-type="string">
            <text:p>1F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HEX([.A500];3)" office:value-type="string" office:string-value="1F2" calcext:value-type="string">
            <text:p>1F2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HEX([.A501];3)" office:value-type="string" office:string-value="1F3" calcext:value-type="string">
            <text:p>1F3</text:p>
          </table:table-cell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HEX([.A502];3)" office:value-type="string" office:string-value="1F4" calcext:value-type="string">
            <text:p>1F4</text:p>
          </table:table-cell>
          <table:table-cell office:value-type="string" calcext:value-type="string">
            <text:p>D9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HEX([.A503];3)" office:value-type="string" office:string-value="1F5" calcext:value-type="string">
            <text:p>1F5</text:p>
          </table:table-cell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HEX([.A504];3)" office:value-type="string" office:string-value="1F6" calcext:value-type="string">
            <text:p>1F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HEX([.A505];3)" office:value-type="string" office:string-value="1F7" calcext:value-type="string">
            <text:p>1F7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HEX([.A506];3)" office:value-type="string" office:string-value="1F8" calcext:value-type="string">
            <text:p>1F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HEX([.A507];3)" office:value-type="string" office:string-value="1F9" calcext:value-type="string">
            <text:p>1F9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HEX([.A508];3)" office:value-type="string" office:string-value="1FA" calcext:value-type="string">
            <text:p>1F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HEX([.A509];3)" office:value-type="string" office:string-value="1FB" calcext:value-type="string">
            <text:p>1FB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HEX([.A510];3)" office:value-type="string" office:string-value="1FC" calcext:value-type="string">
            <text:p>1FC</text:p>
          </table:table-cell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HEX([.A511];3)" office:value-type="string" office:string-value="1FD" calcext:value-type="string">
            <text:p>1FD</text:p>
          </table:table-cell>
          <table:table-cell office:value-type="string" calcext:value-type="string">
            <text:p>D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HEX([.A512];3)" office:value-type="string" office:string-value="1FE" calcext:value-type="string">
            <text:p>1FE</text:p>
          </table:table-cell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HEX([.A513];3)" office:value-type="string" office:string-value="1FF" calcext:value-type="string">
            <text:p>1FF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number-rows-repeated="10480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21:42:07.237000000</meta:creation-date>
    <dc:date>2023-04-24T21:45:04.962000000</dc:date>
    <meta:editing-duration>PT4H2M7S</meta:editing-duration>
    <meta:editing-cycles>9</meta:editing-cycles>
    <meta:generator>LibreOffice/7.4.3.2$Windows_X86_64 LibreOffice_project/1048a8393ae2eeec98dff31b5c133c5f1d08b890</meta:generator>
    <meta:document-statistic meta:table-count="2" meta:cell-count="2805" meta:object-count="0"/>
  </office:meta>
</office:document-meta>
</file>